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7.7pt" svg:height="254.92pt" svg:x="132.12pt" svg:y="18.14pt">
            <loext:p draw:notify-on-update-of-ranges="Sheet1.A1:Sheet1.A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78218" calcext:value-type="float">
            <text:p>78218</text:p>
          </table:table-cell>
        </table:table-row>
        <table:table-row table:style-name="ro1">
          <table:table-cell office:value-type="float" office:value="85235" calcext:value-type="float">
            <text:p>85235</text:p>
          </table:table-cell>
        </table:table-row>
        <table:table-row table:style-name="ro1">
          <table:table-cell office:value-type="float" office:value="67093" calcext:value-type="float">
            <text:p>67093</text:p>
          </table:table-cell>
        </table:table-row>
        <table:table-row table:style-name="ro1">
          <table:table-cell office:value-type="float" office:value="61997" calcext:value-type="float">
            <text:p>61997</text:p>
          </table:table-cell>
        </table:table-row>
        <table:table-row table:style-name="ro1">
          <table:table-cell office:value-type="float" office:value="59910" calcext:value-type="float">
            <text:p>59910</text:p>
          </table:table-cell>
        </table:table-row>
        <table:table-row table:style-name="ro1">
          <table:table-cell office:value-type="float" office:value="57898" calcext:value-type="float">
            <text:p>57898</text:p>
          </table:table-cell>
        </table:table-row>
        <table:table-row table:style-name="ro1">
          <table:table-cell office:value-type="float" office:value="63181" calcext:value-type="float">
            <text:p>63181</text:p>
          </table:table-cell>
        </table:table-row>
        <table:table-row table:style-name="ro1">
          <table:table-cell office:value-type="float" office:value="62858" calcext:value-type="float">
            <text:p>62858</text:p>
          </table:table-cell>
        </table:table-row>
        <table:table-row table:style-name="ro1">
          <table:table-cell office:value-type="float" office:value="67007" calcext:value-type="float">
            <text:p>67007</text:p>
          </table:table-cell>
        </table:table-row>
        <table:table-row table:style-name="ro1">
          <table:table-cell office:value-type="float" office:value="67224" calcext:value-type="float">
            <text:p>67224</text:p>
          </table:table-cell>
        </table:table-row>
        <table:table-row table:style-name="ro1">
          <table:table-cell office:value-type="float" office:value="70913" calcext:value-type="float">
            <text:p>70913</text:p>
          </table:table-cell>
        </table:table-row>
        <table:table-row table:style-name="ro1">
          <table:table-cell office:value-type="float" office:value="73425" calcext:value-type="float">
            <text:p>73425</text:p>
          </table:table-cell>
        </table:table-row>
        <table:table-row table:style-name="ro1">
          <table:table-cell office:value-type="float" office:value="73344" calcext:value-type="float">
            <text:p>73344</text:p>
          </table:table-cell>
        </table:table-row>
        <table:table-row table:style-name="ro1">
          <table:table-cell office:value-type="float" office:value="72826" calcext:value-type="float">
            <text:p>72826</text:p>
          </table:table-cell>
        </table:table-row>
        <table:table-row table:style-name="ro1">
          <table:table-cell office:value-type="float" office:value="80151" calcext:value-type="float">
            <text:p>80151</text:p>
          </table:table-cell>
        </table:table-row>
        <table:table-row table:style-name="ro1">
          <table:table-cell office:value-type="float" office:value="75246" calcext:value-type="float">
            <text:p>75246</text:p>
          </table:table-cell>
        </table:table-row>
        <table:table-row table:style-name="ro1">
          <table:table-cell office:value-type="float" office:value="73821" calcext:value-type="float">
            <text:p>73821</text:p>
          </table:table-cell>
        </table:table-row>
        <table:table-row table:style-name="ro1">
          <table:table-cell office:value-type="float" office:value="76738" calcext:value-type="float">
            <text:p>76738</text:p>
          </table:table-cell>
        </table:table-row>
        <table:table-row table:style-name="ro1">
          <table:table-cell office:value-type="float" office:value="72241" calcext:value-type="float">
            <text:p>72241</text:p>
          </table:table-cell>
        </table:table-row>
        <table:table-row table:style-name="ro1">
          <table:table-cell office:value-type="float" office:value="71392" calcext:value-type="float">
            <text:p>71392</text:p>
          </table:table-cell>
        </table:table-row>
        <table:table-row table:style-name="ro1">
          <table:table-cell office:value-type="float" office:value="74020" calcext:value-type="float">
            <text:p>74020</text:p>
          </table:table-cell>
        </table:table-row>
        <table:table-row table:style-name="ro1">
          <table:table-cell office:value-type="float" office:value="80451" calcext:value-type="float">
            <text:p>80451</text:p>
          </table:table-cell>
        </table:table-row>
        <table:table-row table:style-name="ro1">
          <table:table-cell office:value-type="float" office:value="90073" calcext:value-type="float">
            <text:p>90073</text:p>
          </table:table-cell>
        </table:table-row>
        <table:table-row table:style-name="ro1">
          <table:table-cell office:value-type="float" office:value="73698" calcext:value-type="float">
            <text:p>73698</text:p>
          </table:table-cell>
        </table:table-row>
        <table:table-row table:style-name="ro1">
          <table:table-cell office:value-type="float" office:value="77059" calcext:value-type="float">
            <text:p>77059</text:p>
          </table:table-cell>
        </table:table-row>
        <table:table-row table:style-name="ro1">
          <table:table-cell office:value-type="float" office:value="73113" calcext:value-type="float">
            <text:p>73113</text:p>
          </table:table-cell>
        </table:table-row>
        <table:table-row table:style-name="ro1">
          <table:table-cell office:value-type="float" office:value="74009" calcext:value-type="float">
            <text:p>74009</text:p>
          </table:table-cell>
        </table:table-row>
        <table:table-row table:style-name="ro1">
          <table:table-cell office:value-type="float" office:value="73653" calcext:value-type="float">
            <text:p>73653</text:p>
          </table:table-cell>
        </table:table-row>
        <table:table-row table:style-name="ro1">
          <table:table-cell office:value-type="float" office:value="86888" calcext:value-type="float">
            <text:p>86888</text:p>
          </table:table-cell>
        </table:table-row>
        <table:table-row table:style-name="ro1">
          <table:table-cell office:value-type="float" office:value="76711" calcext:value-type="float">
            <text:p>76711</text:p>
          </table:table-cell>
        </table:table-row>
        <table:table-row table:style-name="ro1">
          <table:table-cell office:value-type="float" office:value="70491" calcext:value-type="float">
            <text:p>70491</text:p>
          </table:table-cell>
        </table:table-row>
        <table:table-row table:style-name="ro1">
          <table:table-cell office:value-type="float" office:value="72971" calcext:value-type="float">
            <text:p>72971</text:p>
          </table:table-cell>
        </table:table-row>
        <table:table-row table:style-name="ro1">
          <table:table-cell office:value-type="float" office:value="72712" calcext:value-type="float">
            <text:p>72712</text:p>
          </table:table-cell>
        </table:table-row>
        <table:table-row table:style-name="ro1">
          <table:table-cell office:value-type="float" office:value="77796" calcext:value-type="float">
            <text:p>77796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</table:table-row>
        <table:table-row table:style-name="ro1">
          <table:table-cell office:value-type="float" office:value="69980" calcext:value-type="float">
            <text:p>69980</text:p>
          </table:table-cell>
        </table:table-row>
        <table:table-row table:style-name="ro1">
          <table:table-cell office:value-type="float" office:value="75020" calcext:value-type="float">
            <text:p>75020</text:p>
          </table:table-cell>
        </table:table-row>
        <table:table-row table:style-name="ro1">
          <table:table-cell office:value-type="float" office:value="78165" calcext:value-type="float">
            <text:p>78165</text:p>
          </table:table-cell>
        </table:table-row>
        <table:table-row table:style-name="ro1">
          <table:table-cell office:value-type="float" office:value="71687" calcext:value-type="float">
            <text:p>71687</text:p>
          </table:table-cell>
        </table:table-row>
        <table:table-row table:style-name="ro1">
          <table:table-cell office:value-type="float" office:value="71637" calcext:value-type="float">
            <text:p>71637</text:p>
          </table:table-cell>
        </table:table-row>
        <table:table-row table:style-name="ro1">
          <table:table-cell office:value-type="float" office:value="74634" calcext:value-type="float">
            <text:p>74634</text:p>
          </table:table-cell>
        </table:table-row>
        <table:table-row table:style-name="ro1">
          <table:table-cell office:value-type="float" office:value="70756" calcext:value-type="float">
            <text:p>70756</text:p>
          </table:table-cell>
        </table:table-row>
        <table:table-row table:style-name="ro1">
          <table:table-cell office:value-type="float" office:value="76838" calcext:value-type="float">
            <text:p>76838</text:p>
          </table:table-cell>
        </table:table-row>
        <table:table-row table:style-name="ro1">
          <table:table-cell office:value-type="float" office:value="70033" calcext:value-type="float">
            <text:p>70033</text:p>
          </table:table-cell>
        </table:table-row>
        <table:table-row table:style-name="ro1">
          <table:table-cell office:value-type="float" office:value="74888" calcext:value-type="float">
            <text:p>74888</text:p>
          </table:table-cell>
        </table:table-row>
        <table:table-row table:style-name="ro1">
          <table:table-cell office:value-type="float" office:value="70455" calcext:value-type="float">
            <text:p>70455</text:p>
          </table:table-cell>
        </table:table-row>
        <table:table-row table:style-name="ro1">
          <table:table-cell office:value-type="float" office:value="70658" calcext:value-type="float">
            <text:p>70658</text:p>
          </table:table-cell>
        </table:table-row>
        <table:table-row table:style-name="ro1">
          <table:table-cell office:value-type="float" office:value="72031" calcext:value-type="float">
            <text:p>72031</text:p>
          </table:table-cell>
        </table:table-row>
        <table:table-row table:style-name="ro1">
          <table:table-cell office:value-type="float" office:value="71948" calcext:value-type="float">
            <text:p>71948</text:p>
          </table:table-cell>
        </table:table-row>
        <table:table-row table:style-name="ro1">
          <table:table-cell office:value-type="float" office:value="74663" calcext:value-type="float">
            <text:p>74663</text:p>
          </table:table-cell>
        </table:table-row>
        <table:table-row table:style-name="ro1">
          <table:table-cell office:value-type="float" office:value="74851" calcext:value-type="float">
            <text:p>74851</text:p>
          </table:table-cell>
        </table:table-row>
        <table:table-row table:style-name="ro1">
          <table:table-cell office:value-type="float" office:value="80818" calcext:value-type="float">
            <text:p>80818</text:p>
          </table:table-cell>
        </table:table-row>
        <table:table-row table:style-name="ro1">
          <table:table-cell office:value-type="float" office:value="78382" calcext:value-type="float">
            <text:p>78382</text:p>
          </table:table-cell>
        </table:table-row>
        <table:table-row table:style-name="ro1">
          <table:table-cell office:value-type="float" office:value="74895" calcext:value-type="float">
            <text:p>74895</text:p>
          </table:table-cell>
        </table:table-row>
        <table:table-row table:style-name="ro1">
          <table:table-cell office:value-type="float" office:value="80936" calcext:value-type="float">
            <text:p>80936</text:p>
          </table:table-cell>
        </table:table-row>
        <table:table-row table:style-name="ro1">
          <table:table-cell office:value-type="float" office:value="75720" calcext:value-type="float">
            <text:p>75720</text:p>
          </table:table-cell>
        </table:table-row>
        <table:table-row table:style-name="ro1">
          <table:table-cell office:value-type="float" office:value="72336" calcext:value-type="float">
            <text:p>72336</text:p>
          </table:table-cell>
        </table:table-row>
        <table:table-row table:style-name="ro1">
          <table:table-cell office:value-type="float" office:value="70910" calcext:value-type="float">
            <text:p>70910</text:p>
          </table:table-cell>
        </table:table-row>
        <table:table-row table:style-name="ro1">
          <table:table-cell office:value-type="float" office:value="75264" calcext:value-type="float">
            <text:p>75264</text:p>
          </table:table-cell>
        </table:table-row>
        <table:table-row table:style-name="ro1">
          <table:table-cell office:value-type="float" office:value="74230" calcext:value-type="float">
            <text:p>74230</text:p>
          </table:table-cell>
        </table:table-row>
        <table:table-row table:style-name="ro1">
          <table:table-cell office:value-type="float" office:value="70418" calcext:value-type="float">
            <text:p>70418</text:p>
          </table:table-cell>
        </table:table-row>
        <table:table-row table:style-name="ro1">
          <table:table-cell office:value-type="float" office:value="72662" calcext:value-type="float">
            <text:p>72662</text:p>
          </table:table-cell>
        </table:table-row>
        <table:table-row table:style-name="ro1">
          <table:table-cell office:value-type="float" office:value="69437" calcext:value-type="float">
            <text:p>69437</text:p>
          </table:table-cell>
        </table:table-row>
        <table:table-row table:style-name="ro1">
          <table:table-cell office:value-type="float" office:value="76861" calcext:value-type="float">
            <text:p>76861</text:p>
          </table:table-cell>
        </table:table-row>
        <table:table-row table:style-name="ro1">
          <table:table-cell office:value-type="float" office:value="75452" calcext:value-type="float">
            <text:p>75452</text:p>
          </table:table-cell>
        </table:table-row>
        <table:table-row table:style-name="ro1">
          <table:table-cell office:value-type="float" office:value="71205" calcext:value-type="float">
            <text:p>71205</text:p>
          </table:table-cell>
        </table:table-row>
        <table:table-row table:style-name="ro1">
          <table:table-cell office:value-type="float" office:value="74786" calcext:value-type="float">
            <text:p>74786</text:p>
          </table:table-cell>
        </table:table-row>
        <table:table-row table:style-name="ro1">
          <table:table-cell office:value-type="float" office:value="73334" calcext:value-type="float">
            <text:p>73334</text:p>
          </table:table-cell>
        </table:table-row>
        <table:table-row table:style-name="ro1">
          <table:table-cell office:value-type="float" office:value="73506" calcext:value-type="float">
            <text:p>73506</text:p>
          </table:table-cell>
        </table:table-row>
        <table:table-row table:style-name="ro1">
          <table:table-cell office:value-type="float" office:value="75971" calcext:value-type="float">
            <text:p>75971</text:p>
          </table:table-cell>
        </table:table-row>
        <table:table-row table:style-name="ro1">
          <table:table-cell office:value-type="float" office:value="74749" calcext:value-type="float">
            <text:p>74749</text:p>
          </table:table-cell>
        </table:table-row>
        <table:table-row table:style-name="ro1">
          <table:table-cell office:value-type="float" office:value="76037" calcext:value-type="float">
            <text:p>76037</text:p>
          </table:table-cell>
        </table:table-row>
        <table:table-row table:style-name="ro1">
          <table:table-cell office:value-type="float" office:value="73101" calcext:value-type="float">
            <text:p>73101</text:p>
          </table:table-cell>
        </table:table-row>
        <table:table-row table:style-name="ro1">
          <table:table-cell office:value-type="float" office:value="73031" calcext:value-type="float">
            <text:p>73031</text:p>
          </table:table-cell>
        </table:table-row>
        <table:table-row table:style-name="ro1">
          <table:table-cell office:value-type="float" office:value="75037" calcext:value-type="float">
            <text:p>75037</text:p>
          </table:table-cell>
        </table:table-row>
        <table:table-row table:style-name="ro1">
          <table:table-cell office:value-type="float" office:value="71691" calcext:value-type="float">
            <text:p>71691</text:p>
          </table:table-cell>
        </table:table-row>
        <table:table-row table:style-name="ro1">
          <table:table-cell office:value-type="float" office:value="77110" calcext:value-type="float">
            <text:p>77110</text:p>
          </table:table-cell>
        </table:table-row>
        <table:table-row table:style-name="ro1">
          <table:table-cell office:value-type="float" office:value="72612" calcext:value-type="float">
            <text:p>72612</text:p>
          </table:table-cell>
        </table:table-row>
        <table:table-row table:style-name="ro1">
          <table:table-cell office:value-type="float" office:value="75818" calcext:value-type="float">
            <text:p>75818</text:p>
          </table:table-cell>
        </table:table-row>
        <table:table-row table:style-name="ro1">
          <table:table-cell office:value-type="float" office:value="75014" calcext:value-type="float">
            <text:p>75014</text:p>
          </table:table-cell>
        </table:table-row>
        <table:table-row table:style-name="ro1">
          <table:table-cell office:value-type="float" office:value="71078" calcext:value-type="float">
            <text:p>71078</text:p>
          </table:table-cell>
        </table:table-row>
        <table:table-row table:style-name="ro1">
          <table:table-cell office:value-type="float" office:value="72898" calcext:value-type="float">
            <text:p>72898</text:p>
          </table:table-cell>
        </table:table-row>
        <table:table-row table:style-name="ro1">
          <table:table-cell office:value-type="float" office:value="72557" calcext:value-type="float">
            <text:p>72557</text:p>
          </table:table-cell>
        </table:table-row>
        <table:table-row table:style-name="ro1">
          <table:table-cell office:value-type="float" office:value="71274" calcext:value-type="float">
            <text:p>71274</text:p>
          </table:table-cell>
        </table:table-row>
        <table:table-row table:style-name="ro1">
          <table:table-cell office:value-type="float" office:value="72743" calcext:value-type="float">
            <text:p>72743</text:p>
          </table:table-cell>
        </table:table-row>
        <table:table-row table:style-name="ro1">
          <table:table-cell office:value-type="float" office:value="70213" calcext:value-type="float">
            <text:p>70213</text:p>
          </table:table-cell>
        </table:table-row>
        <table:table-row table:style-name="ro1">
          <table:table-cell office:value-type="float" office:value="88162" calcext:value-type="float">
            <text:p>88162</text:p>
          </table:table-cell>
        </table:table-row>
        <table:table-row table:style-name="ro1">
          <table:table-cell office:value-type="float" office:value="71977" calcext:value-type="float">
            <text:p>71977</text:p>
          </table:table-cell>
        </table:table-row>
        <table:table-row table:style-name="ro1">
          <table:table-cell office:value-type="float" office:value="73560" calcext:value-type="float">
            <text:p>73560</text:p>
          </table:table-cell>
        </table:table-row>
        <table:table-row table:style-name="ro1">
          <table:table-cell office:value-type="float" office:value="69782" calcext:value-type="float">
            <text:p>69782</text:p>
          </table:table-cell>
        </table:table-row>
        <table:table-row table:style-name="ro1">
          <table:table-cell office:value-type="float" office:value="75336" calcext:value-type="float">
            <text:p>75336</text:p>
          </table:table-cell>
        </table:table-row>
        <table:table-row table:style-name="ro1">
          <table:table-cell office:value-type="float" office:value="69875" calcext:value-type="float">
            <text:p>69875</text:p>
          </table:table-cell>
        </table:table-row>
        <table:table-row table:style-name="ro1">
          <table:table-cell office:value-type="float" office:value="71841" calcext:value-type="float">
            <text:p>71841</text:p>
          </table:table-cell>
        </table:table-row>
        <table:table-row table:style-name="ro1">
          <table:table-cell office:value-type="float" office:value="70728" calcext:value-type="float">
            <text:p>70728</text:p>
          </table:table-cell>
        </table:table-row>
        <table:table-row table:style-name="ro1">
          <table:table-cell office:value-type="float" office:value="74546" calcext:value-type="float">
            <text:p>74546</text:p>
          </table:table-cell>
        </table:table-row>
        <table:table-row table:style-name="ro1">
          <table:table-cell office:value-type="float" office:value="73821" calcext:value-type="float">
            <text:p>73821</text:p>
          </table:table-cell>
        </table:table-row>
        <table:table-row table:style-name="ro1">
          <table:table-cell office:value-type="float" office:value="79994" calcext:value-type="float">
            <text:p>79994</text:p>
          </table:table-cell>
        </table:table-row>
        <table:table-row table:style-name="ro1">
          <table:table-cell office:value-type="float" office:value="73703" calcext:value-type="float">
            <text:p>73703</text:p>
          </table:table-cell>
        </table:table-row>
        <table:table-row table:style-name="ro1">
          <table:table-cell office:value-type="float" office:value="76450" calcext:value-type="float">
            <text:p>76450</text:p>
          </table:table-cell>
        </table:table-row>
        <table:table-row table:style-name="ro1">
          <table:table-cell office:value-type="float" office:value="70409" calcext:value-type="float">
            <text:p>70409</text:p>
          </table:table-cell>
        </table:table-row>
        <table:table-row table:style-name="ro1">
          <table:table-cell office:value-type="float" office:value="71676" calcext:value-type="float">
            <text:p>71676</text:p>
          </table:table-cell>
        </table:table-row>
        <table:table-row table:style-name="ro1">
          <table:table-cell office:value-type="float" office:value="86805" calcext:value-type="float">
            <text:p>8680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</table:table-row>
        <table:table-row table:style-name="ro1">
          <table:table-cell office:value-type="float" office:value="77138" calcext:value-type="float">
            <text:p>77138</text:p>
          </table:table-cell>
        </table:table-row>
        <table:table-row table:style-name="ro1">
          <table:table-cell office:value-type="float" office:value="72403" calcext:value-type="float">
            <text:p>72403</text:p>
          </table:table-cell>
        </table:table-row>
        <table:table-row table:style-name="ro1">
          <table:table-cell office:value-type="float" office:value="103138" calcext:value-type="float">
            <text:p>103138</text:p>
          </table:table-cell>
        </table:table-row>
        <table:table-row table:style-name="ro1">
          <table:table-cell office:value-type="float" office:value="148621" calcext:value-type="float">
            <text:p>148621</text:p>
          </table:table-cell>
        </table:table-row>
        <table:table-row table:style-name="ro1">
          <table:table-cell office:value-type="float" office:value="171472" calcext:value-type="float">
            <text:p>171472</text:p>
          </table:table-cell>
        </table:table-row>
        <table:table-row table:style-name="ro1">
          <table:table-cell office:value-type="float" office:value="158732" calcext:value-type="float">
            <text:p>158732</text:p>
          </table:table-cell>
        </table:table-row>
        <table:table-row table:style-name="ro1">
          <table:table-cell office:value-type="float" office:value="167390" calcext:value-type="float">
            <text:p>167390</text:p>
          </table:table-cell>
        </table:table-row>
        <table:table-row table:style-name="ro1">
          <table:table-cell office:value-type="float" office:value="154270" calcext:value-type="float">
            <text:p>154270</text:p>
          </table:table-cell>
        </table:table-row>
        <table:table-row table:style-name="ro1">
          <table:table-cell office:value-type="float" office:value="164421" calcext:value-type="float">
            <text:p>164421</text:p>
          </table:table-cell>
        </table:table-row>
        <table:table-row table:style-name="ro1">
          <table:table-cell office:value-type="float" office:value="150886" calcext:value-type="float">
            <text:p>150886</text:p>
          </table:table-cell>
        </table:table-row>
        <table:table-row table:style-name="ro1">
          <table:table-cell office:value-type="float" office:value="149079" calcext:value-type="float">
            <text:p>149079</text:p>
          </table:table-cell>
        </table:table-row>
        <table:table-row table:style-name="ro1">
          <table:table-cell office:value-type="float" office:value="154720" calcext:value-type="float">
            <text:p>154720</text:p>
          </table:table-cell>
        </table:table-row>
        <table:table-row table:style-name="ro1">
          <table:table-cell office:value-type="float" office:value="159587" calcext:value-type="float">
            <text:p>159587</text:p>
          </table:table-cell>
        </table:table-row>
        <table:table-row table:style-name="ro1">
          <table:table-cell office:value-type="float" office:value="152936" calcext:value-type="float">
            <text:p>152936</text:p>
          </table:table-cell>
        </table:table-row>
        <table:table-row table:style-name="ro1">
          <table:table-cell office:value-type="float" office:value="152160" calcext:value-type="float">
            <text:p>152160</text:p>
          </table:table-cell>
        </table:table-row>
        <table:table-row table:style-name="ro1">
          <table:table-cell office:value-type="float" office:value="155786" calcext:value-type="float">
            <text:p>155786</text:p>
          </table:table-cell>
        </table:table-row>
        <table:table-row table:style-name="ro1">
          <table:table-cell office:value-type="float" office:value="156661" calcext:value-type="float">
            <text:p>156661</text:p>
          </table:table-cell>
        </table:table-row>
        <table:table-row table:style-name="ro1">
          <table:table-cell office:value-type="float" office:value="161502" calcext:value-type="float">
            <text:p>161502</text:p>
          </table:table-cell>
        </table:table-row>
        <table:table-row table:style-name="ro1">
          <table:table-cell office:value-type="float" office:value="155648" calcext:value-type="float">
            <text:p>155648</text:p>
          </table:table-cell>
        </table:table-row>
        <table:table-row table:style-name="ro1">
          <table:table-cell office:value-type="float" office:value="159230" calcext:value-type="float">
            <text:p>159230</text:p>
          </table:table-cell>
        </table:table-row>
        <table:table-row table:style-name="ro1">
          <table:table-cell office:value-type="float" office:value="156749" calcext:value-type="float">
            <text:p>156749</text:p>
          </table:table-cell>
        </table:table-row>
        <table:table-row table:style-name="ro1">
          <table:table-cell office:value-type="float" office:value="159441" calcext:value-type="float">
            <text:p>159441</text:p>
          </table:table-cell>
        </table:table-row>
        <table:table-row table:style-name="ro1">
          <table:table-cell office:value-type="float" office:value="168819" calcext:value-type="float">
            <text:p>168819</text:p>
          </table:table-cell>
        </table:table-row>
        <table:table-row table:style-name="ro1">
          <table:table-cell office:value-type="float" office:value="158012" calcext:value-type="float">
            <text:p>158012</text:p>
          </table:table-cell>
        </table:table-row>
        <table:table-row table:style-name="ro1">
          <table:table-cell office:value-type="float" office:value="158263" calcext:value-type="float">
            <text:p>158263</text:p>
          </table:table-cell>
        </table:table-row>
        <table:table-row table:style-name="ro1">
          <table:table-cell office:value-type="float" office:value="173149" calcext:value-type="float">
            <text:p>173149</text:p>
          </table:table-cell>
        </table:table-row>
        <table:table-row table:style-name="ro1">
          <table:table-cell office:value-type="float" office:value="160493" calcext:value-type="float">
            <text:p>160493</text:p>
          </table:table-cell>
        </table:table-row>
        <table:table-row table:style-name="ro1">
          <table:table-cell office:value-type="float" office:value="167566" calcext:value-type="float">
            <text:p>167566</text:p>
          </table:table-cell>
        </table:table-row>
        <table:table-row table:style-name="ro1">
          <table:table-cell office:value-type="float" office:value="153345" calcext:value-type="float">
            <text:p>153345</text:p>
          </table:table-cell>
        </table:table-row>
        <table:table-row table:style-name="ro1">
          <table:table-cell office:value-type="float" office:value="130185" calcext:value-type="float">
            <text:p>130185</text:p>
          </table:table-cell>
        </table:table-row>
        <table:table-row table:style-name="ro1">
          <table:table-cell office:value-type="float" office:value="119240" calcext:value-type="float">
            <text:p>119240</text:p>
          </table:table-cell>
        </table:table-row>
        <table:table-row table:style-name="ro1">
          <table:table-cell office:value-type="float" office:value="151313" calcext:value-type="float">
            <text:p>151313</text:p>
          </table:table-cell>
        </table:table-row>
        <table:table-row table:style-name="ro1">
          <table:table-cell office:value-type="float" office:value="151979" calcext:value-type="float">
            <text:p>151979</text:p>
          </table:table-cell>
        </table:table-row>
        <table:table-row table:style-name="ro1">
          <table:table-cell office:value-type="float" office:value="155842" calcext:value-type="float">
            <text:p>155842</text:p>
          </table:table-cell>
        </table:table-row>
        <table:table-row table:style-name="ro1">
          <table:table-cell office:value-type="float" office:value="156969" calcext:value-type="float">
            <text:p>156969</text:p>
          </table:table-cell>
        </table:table-row>
        <table:table-row table:style-name="ro1">
          <table:table-cell office:value-type="float" office:value="152603" calcext:value-type="float">
            <text:p>152603</text:p>
          </table:table-cell>
        </table:table-row>
        <table:table-row table:style-name="ro1">
          <table:table-cell office:value-type="float" office:value="131387" calcext:value-type="float">
            <text:p>131387</text:p>
          </table:table-cell>
        </table:table-row>
        <table:table-row table:style-name="ro1">
          <table:table-cell office:value-type="float" office:value="121700" calcext:value-type="float">
            <text:p>121700</text:p>
          </table:table-cell>
        </table:table-row>
        <table:table-row table:style-name="ro1">
          <table:table-cell office:value-type="float" office:value="147815" calcext:value-type="float">
            <text:p>147815</text:p>
          </table:table-cell>
        </table:table-row>
        <table:table-row table:style-name="ro1">
          <table:table-cell office:value-type="float" office:value="159683" calcext:value-type="float">
            <text:p>159683</text:p>
          </table:table-cell>
        </table:table-row>
        <table:table-row table:style-name="ro1">
          <table:table-cell office:value-type="float" office:value="152914" calcext:value-type="float">
            <text:p>152914</text:p>
          </table:table-cell>
        </table:table-row>
        <table:table-row table:style-name="ro1">
          <table:table-cell office:value-type="float" office:value="155867" calcext:value-type="float">
            <text:p>155867</text:p>
          </table:table-cell>
        </table:table-row>
        <table:table-row table:style-name="ro1">
          <table:table-cell office:value-type="float" office:value="150670" calcext:value-type="float">
            <text:p>150670</text:p>
          </table:table-cell>
        </table:table-row>
        <table:table-row table:style-name="ro1">
          <table:table-cell office:value-type="float" office:value="154302" calcext:value-type="float">
            <text:p>15430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</table:table-row>
        <table:table-row table:style-name="ro1">
          <table:table-cell office:value-type="float" office:value="152862" calcext:value-type="float">
            <text:p>152862</text:p>
          </table:table-cell>
        </table:table-row>
        <table:table-row table:style-name="ro1">
          <table:table-cell office:value-type="float" office:value="146187" calcext:value-type="float">
            <text:p>146187</text:p>
          </table:table-cell>
        </table:table-row>
        <table:table-row table:style-name="ro1">
          <table:table-cell office:value-type="float" office:value="149086" calcext:value-type="float">
            <text:p>149086</text:p>
          </table:table-cell>
        </table:table-row>
        <table:table-row table:style-name="ro1">
          <table:table-cell office:value-type="float" office:value="144740" calcext:value-type="float">
            <text:p>144740</text:p>
          </table:table-cell>
        </table:table-row>
        <table:table-row table:style-name="ro1">
          <table:table-cell office:value-type="float" office:value="125678" calcext:value-type="float">
            <text:p>125678</text:p>
          </table:table-cell>
        </table:table-row>
        <table:table-row table:style-name="ro1">
          <table:table-cell office:value-type="float" office:value="126421" calcext:value-type="float">
            <text:p>126421</text:p>
          </table:table-cell>
        </table:table-row>
        <table:table-row table:style-name="ro1">
          <table:table-cell office:value-type="float" office:value="158896" calcext:value-type="float">
            <text:p>158896</text:p>
          </table:table-cell>
        </table:table-row>
        <table:table-row table:style-name="ro1">
          <table:table-cell office:value-type="float" office:value="149474" calcext:value-type="float">
            <text:p>149474</text:p>
          </table:table-cell>
        </table:table-row>
        <table:table-row table:style-name="ro1">
          <table:table-cell office:value-type="float" office:value="146387" calcext:value-type="float">
            <text:p>146387</text:p>
          </table:table-cell>
        </table:table-row>
        <table:table-row table:style-name="ro1">
          <table:table-cell office:value-type="float" office:value="139751" calcext:value-type="float">
            <text:p>139751</text:p>
          </table:table-cell>
        </table:table-row>
        <table:table-row table:style-name="ro1">
          <table:table-cell office:value-type="float" office:value="156877" calcext:value-type="float">
            <text:p>156877</text:p>
          </table:table-cell>
        </table:table-row>
        <table:table-row table:style-name="ro1">
          <table:table-cell office:value-type="float" office:value="154769" calcext:value-type="float">
            <text:p>154769</text:p>
          </table:table-cell>
        </table:table-row>
        <table:table-row table:style-name="ro1">
          <table:table-cell office:value-type="float" office:value="152431" calcext:value-type="float">
            <text:p>152431</text:p>
          </table:table-cell>
        </table:table-row>
        <table:table-row table:style-name="ro1">
          <table:table-cell office:value-type="float" office:value="147577" calcext:value-type="float">
            <text:p>147577</text:p>
          </table:table-cell>
        </table:table-row>
        <table:table-row table:style-name="ro1">
          <table:table-cell office:value-type="float" office:value="154314" calcext:value-type="float">
            <text:p>154314</text:p>
          </table:table-cell>
        </table:table-row>
        <table:table-row table:style-name="ro1">
          <table:table-cell office:value-type="float" office:value="146891" calcext:value-type="float">
            <text:p>146891</text:p>
          </table:table-cell>
        </table:table-row>
        <table:table-row table:style-name="ro1">
          <table:table-cell office:value-type="float" office:value="157821" calcext:value-type="float">
            <text:p>157821</text:p>
          </table:table-cell>
        </table:table-row>
        <table:table-row table:style-name="ro1">
          <table:table-cell office:value-type="float" office:value="150765" calcext:value-type="float">
            <text:p>150765</text:p>
          </table:table-cell>
        </table:table-row>
        <table:table-row table:style-name="ro1">
          <table:table-cell office:value-type="float" office:value="151671" calcext:value-type="float">
            <text:p>151671</text:p>
          </table:table-cell>
        </table:table-row>
        <table:table-row table:style-name="ro1">
          <table:table-cell office:value-type="float" office:value="154652" calcext:value-type="float">
            <text:p>154652</text:p>
          </table:table-cell>
        </table:table-row>
        <table:table-row table:style-name="ro1">
          <table:table-cell office:value-type="float" office:value="148356" calcext:value-type="float">
            <text:p>148356</text:p>
          </table:table-cell>
        </table:table-row>
        <table:table-row table:style-name="ro1">
          <table:table-cell office:value-type="float" office:value="149978" calcext:value-type="float">
            <text:p>149978</text:p>
          </table:table-cell>
        </table:table-row>
        <table:table-row table:style-name="ro1">
          <table:table-cell office:value-type="float" office:value="145595" calcext:value-type="float">
            <text:p>145595</text:p>
          </table:table-cell>
        </table:table-row>
        <table:table-row table:style-name="ro1">
          <table:table-cell office:value-type="float" office:value="125163" calcext:value-type="float">
            <text:p>125163</text:p>
          </table:table-cell>
        </table:table-row>
        <table:table-row table:style-name="ro1">
          <table:table-cell office:value-type="float" office:value="152226" calcext:value-type="float">
            <text:p>152226</text:p>
          </table:table-cell>
        </table:table-row>
        <table:table-row table:style-name="ro1">
          <table:table-cell office:value-type="float" office:value="156797" calcext:value-type="float">
            <text:p>156797</text:p>
          </table:table-cell>
        </table:table-row>
        <table:table-row table:style-name="ro1">
          <table:table-cell office:value-type="float" office:value="151347" calcext:value-type="float">
            <text:p>151347</text:p>
          </table:table-cell>
        </table:table-row>
        <table:table-row table:style-name="ro1">
          <table:table-cell office:value-type="float" office:value="155613" calcext:value-type="float">
            <text:p>155613</text:p>
          </table:table-cell>
        </table:table-row>
        <table:table-row table:style-name="ro1">
          <table:table-cell office:value-type="float" office:value="150159" calcext:value-type="float">
            <text:p>150159</text:p>
          </table:table-cell>
        </table:table-row>
        <table:table-row table:style-name="ro1">
          <table:table-cell office:value-type="float" office:value="151392" calcext:value-type="float">
            <text:p>151392</text:p>
          </table:table-cell>
        </table:table-row>
        <table:table-row table:style-name="ro1">
          <table:table-cell office:value-type="float" office:value="156547" calcext:value-type="float">
            <text:p>156547</text:p>
          </table:table-cell>
        </table:table-row>
        <table:table-row table:style-name="ro1">
          <table:table-cell office:value-type="float" office:value="151374" calcext:value-type="float">
            <text:p>151374</text:p>
          </table:table-cell>
        </table:table-row>
        <table:table-row table:style-name="ro1">
          <table:table-cell office:value-type="float" office:value="160652" calcext:value-type="float">
            <text:p>160652</text:p>
          </table:table-cell>
        </table:table-row>
        <table:table-row table:style-name="ro1">
          <table:table-cell office:value-type="float" office:value="151345" calcext:value-type="float">
            <text:p>151345</text:p>
          </table:table-cell>
        </table:table-row>
        <table:table-row table:style-name="ro1">
          <table:table-cell office:value-type="float" office:value="150253" calcext:value-type="float">
            <text:p>150253</text:p>
          </table:table-cell>
        </table:table-row>
        <table:table-row table:style-name="ro1">
          <table:table-cell office:value-type="float" office:value="150582" calcext:value-type="float">
            <text:p>150582</text:p>
          </table:table-cell>
        </table:table-row>
        <table:table-row table:style-name="ro1">
          <table:table-cell office:value-type="float" office:value="147971" calcext:value-type="float">
            <text:p>147971</text:p>
          </table:table-cell>
        </table:table-row>
        <table:table-row table:style-name="ro1">
          <table:table-cell office:value-type="float" office:value="151877" calcext:value-type="float">
            <text:p>151877</text:p>
          </table:table-cell>
        </table:table-row>
        <table:table-row table:style-name="ro1">
          <table:table-cell office:value-type="float" office:value="158415" calcext:value-type="float">
            <text:p>158415</text:p>
          </table:table-cell>
        </table:table-row>
        <table:table-row table:style-name="ro1">
          <table:table-cell office:value-type="float" office:value="149490" calcext:value-type="float">
            <text:p>149490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</table:table-row>
        <table:table-row table:style-name="ro1">
          <table:table-cell office:value-type="float" office:value="125724" calcext:value-type="float">
            <text:p>125724</text:p>
          </table:table-cell>
        </table:table-row>
        <table:table-row table:style-name="ro1">
          <table:table-cell office:value-type="float" office:value="138163" calcext:value-type="float">
            <text:p>138163</text:p>
          </table:table-cell>
        </table:table-row>
        <table:table-row table:style-name="ro1">
          <table:table-cell office:value-type="float" office:value="126882" calcext:value-type="float">
            <text:p>126882</text:p>
          </table:table-cell>
        </table:table-row>
        <table:table-row table:style-name="ro1">
          <table:table-cell office:value-type="float" office:value="177473" calcext:value-type="float">
            <text:p>177473</text:p>
          </table:table-cell>
        </table:table-row>
        <table:table-row table:style-name="ro1">
          <table:table-cell office:value-type="float" office:value="151354" calcext:value-type="float">
            <text:p>151354</text:p>
          </table:table-cell>
        </table:table-row>
        <table:table-row table:style-name="ro1">
          <table:table-cell office:value-type="float" office:value="149858" calcext:value-type="float">
            <text:p>149858</text:p>
          </table:table-cell>
        </table:table-row>
        <table:table-row table:style-name="ro1">
          <table:table-cell office:value-type="float" office:value="152882" calcext:value-type="float">
            <text:p>152882</text:p>
          </table:table-cell>
        </table:table-row>
        <table:table-row table:style-name="ro1">
          <table:table-cell office:value-type="float" office:value="153938" calcext:value-type="float">
            <text:p>153938</text:p>
          </table:table-cell>
        </table:table-row>
        <table:table-row table:style-name="ro1">
          <table:table-cell office:value-type="float" office:value="151426" calcext:value-type="float">
            <text:p>151426</text:p>
          </table:table-cell>
        </table:table-row>
        <table:table-row table:style-name="ro1">
          <table:table-cell office:value-type="float" office:value="148963" calcext:value-type="float">
            <text:p>148963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</table:table-row>
        <table:table-row table:style-name="ro1">
          <table:table-cell office:value-type="float" office:value="152058" calcext:value-type="float">
            <text:p>152058</text:p>
          </table:table-cell>
        </table:table-row>
        <table:table-row table:style-name="ro1">
          <table:table-cell office:value-type="float" office:value="151206" calcext:value-type="float">
            <text:p>151206</text:p>
          </table:table-cell>
        </table:table-row>
        <table:table-row table:style-name="ro1">
          <table:table-cell office:value-type="float" office:value="154025" calcext:value-type="float">
            <text:p>154025</text:p>
          </table:table-cell>
        </table:table-row>
        <table:table-row table:style-name="ro1">
          <table:table-cell office:value-type="float" office:value="148538" calcext:value-type="float">
            <text:p>148538</text:p>
          </table:table-cell>
        </table:table-row>
        <table:table-row table:style-name="ro1">
          <table:table-cell office:value-type="float" office:value="154484" calcext:value-type="float">
            <text:p>154484</text:p>
          </table:table-cell>
        </table:table-row>
        <table:table-row table:style-name="ro1">
          <table:table-cell office:value-type="float" office:value="128512" calcext:value-type="float">
            <text:p>128512</text:p>
          </table:table-cell>
        </table:table-row>
        <table:table-row table:style-name="ro1">
          <table:table-cell office:value-type="float" office:value="125317" calcext:value-type="float">
            <text:p>125317</text:p>
          </table:table-cell>
        </table:table-row>
        <table:table-row table:style-name="ro1">
          <table:table-cell office:value-type="float" office:value="156996" calcext:value-type="float">
            <text:p>156996</text:p>
          </table:table-cell>
        </table:table-row>
        <table:table-row table:style-name="ro1">
          <table:table-cell office:value-type="float" office:value="152273" calcext:value-type="float">
            <text:p>152273</text:p>
          </table:table-cell>
        </table:table-row>
        <table:table-row table:style-name="ro1">
          <table:table-cell office:value-type="float" office:value="148900" calcext:value-type="float">
            <text:p>148900</text:p>
          </table:table-cell>
        </table:table-row>
        <table:table-row table:style-name="ro1">
          <table:table-cell office:value-type="float" office:value="151299" calcext:value-type="float">
            <text:p>151299</text:p>
          </table:table-cell>
        </table:table-row>
        <table:table-row table:style-name="ro1">
          <table:table-cell office:value-type="float" office:value="159899" calcext:value-type="float">
            <text:p>159899</text:p>
          </table:table-cell>
        </table:table-row>
        <table:table-row table:style-name="ro1">
          <table:table-cell office:value-type="float" office:value="155214" calcext:value-type="float">
            <text:p>155214</text:p>
          </table:table-cell>
        </table:table-row>
        <table:table-row table:style-name="ro1">
          <table:table-cell office:value-type="float" office:value="152074" calcext:value-type="float">
            <text:p>152074</text:p>
          </table:table-cell>
        </table:table-row>
        <table:table-row table:style-name="ro1">
          <table:table-cell office:value-type="float" office:value="154900" calcext:value-type="float">
            <text:p>154900</text:p>
          </table:table-cell>
        </table:table-row>
        <table:table-row table:style-name="ro1">
          <table:table-cell office:value-type="float" office:value="168288" calcext:value-type="float">
            <text:p>168288</text:p>
          </table:table-cell>
        </table:table-row>
        <table:table-row table:style-name="ro1">
          <table:table-cell office:value-type="float" office:value="172048" calcext:value-type="float">
            <text:p>172048</text:p>
          </table:table-cell>
        </table:table-row>
        <table:table-row table:style-name="ro1">
          <table:table-cell office:value-type="float" office:value="154608" calcext:value-type="float">
            <text:p>154608</text:p>
          </table:table-cell>
        </table:table-row>
        <table:table-row table:style-name="ro1">
          <table:table-cell office:value-type="float" office:value="152688" calcext:value-type="float">
            <text:p>152688</text:p>
          </table:table-cell>
        </table:table-row>
        <table:table-row table:style-name="ro1">
          <table:table-cell office:value-type="float" office:value="155062" calcext:value-type="float">
            <text:p>155062</text:p>
          </table:table-cell>
        </table:table-row>
        <table:table-row table:style-name="ro1">
          <table:table-cell office:value-type="float" office:value="153481" calcext:value-type="float">
            <text:p>153481</text:p>
          </table:table-cell>
        </table:table-row>
        <table:table-row table:style-name="ro1">
          <table:table-cell office:value-type="float" office:value="151602" calcext:value-type="float">
            <text:p>151602</text:p>
          </table:table-cell>
        </table:table-row>
        <table:table-row table:style-name="ro1">
          <table:table-cell office:value-type="float" office:value="153557" calcext:value-type="float">
            <text:p>153557</text:p>
          </table:table-cell>
        </table:table-row>
        <table:table-row table:style-name="ro1">
          <table:table-cell office:value-type="float" office:value="157767" calcext:value-type="float">
            <text:p>157767</text:p>
          </table:table-cell>
        </table:table-row>
        <table:table-row table:style-name="ro1">
          <table:table-cell office:value-type="float" office:value="152820" calcext:value-type="float">
            <text:p>152820</text:p>
          </table:table-cell>
        </table:table-row>
        <table:table-row table:style-name="ro1">
          <table:table-cell office:value-type="float" office:value="154036" calcext:value-type="float">
            <text:p>154036</text:p>
          </table:table-cell>
        </table:table-row>
        <table:table-row table:style-name="ro1">
          <table:table-cell office:value-type="float" office:value="150535" calcext:value-type="float">
            <text:p>150535</text:p>
          </table:table-cell>
        </table:table-row>
        <table:table-row table:style-name="ro1">
          <table:table-cell office:value-type="float" office:value="155267" calcext:value-type="float">
            <text:p>155267</text:p>
          </table:table-cell>
        </table:table-row>
        <table:table-row table:style-name="ro1">
          <table:table-cell office:value-type="float" office:value="149975" calcext:value-type="float">
            <text:p>149975</text:p>
          </table:table-cell>
        </table:table-row>
        <table:table-row table:style-name="ro1">
          <table:table-cell office:value-type="float" office:value="153307" calcext:value-type="float">
            <text:p>153307</text:p>
          </table:table-cell>
        </table:table-row>
        <table:table-row table:style-name="ro1">
          <table:table-cell office:value-type="float" office:value="157944" calcext:value-type="float">
            <text:p>157944</text:p>
          </table:table-cell>
        </table:table-row>
        <table:table-row table:style-name="ro1">
          <table:table-cell office:value-type="float" office:value="151754" calcext:value-type="float">
            <text:p>151754</text:p>
          </table:table-cell>
        </table:table-row>
        <table:table-row table:style-name="ro1">
          <table:table-cell office:value-type="float" office:value="148014" calcext:value-type="float">
            <text:p>148014</text:p>
          </table:table-cell>
        </table:table-row>
        <table:table-row table:style-name="ro1">
          <table:table-cell office:value-type="float" office:value="147942" calcext:value-type="float">
            <text:p>147942</text:p>
          </table:table-cell>
        </table:table-row>
        <table:table-row table:style-name="ro1">
          <table:table-cell office:value-type="float" office:value="157940" calcext:value-type="float">
            <text:p>157940</text:p>
          </table:table-cell>
        </table:table-row>
        <table:table-row table:style-name="ro1">
          <table:table-cell office:value-type="float" office:value="149915" calcext:value-type="float">
            <text:p>149915</text:p>
          </table:table-cell>
        </table:table-row>
        <table:table-row table:style-name="ro1">
          <table:table-cell office:value-type="float" office:value="154003" calcext:value-type="float">
            <text:p>154003</text:p>
          </table:table-cell>
        </table:table-row>
        <table:table-row table:style-name="ro1">
          <table:table-cell office:value-type="float" office:value="161859" calcext:value-type="float">
            <text:p>161859</text:p>
          </table:table-cell>
        </table:table-row>
        <table:table-row table:style-name="ro1">
          <table:table-cell office:value-type="float" office:value="134458" calcext:value-type="float">
            <text:p>134458</text:p>
          </table:table-cell>
        </table:table-row>
        <table:table-row table:style-name="ro1">
          <table:table-cell office:value-type="float" office:value="154978" calcext:value-type="float">
            <text:p>154978</text:p>
          </table:table-cell>
        </table:table-row>
        <table:table-row table:style-name="ro1">
          <table:table-cell office:value-type="float" office:value="150687" calcext:value-type="float">
            <text:p>150687</text:p>
          </table:table-cell>
        </table:table-row>
        <table:table-row table:style-name="ro1">
          <table:table-cell office:value-type="float" office:value="155004" calcext:value-type="float">
            <text:p>155004</text:p>
          </table:table-cell>
        </table:table-row>
        <table:table-row table:style-name="ro1">
          <table:table-cell office:value-type="float" office:value="151943" calcext:value-type="float">
            <text:p>151943</text:p>
          </table:table-cell>
        </table:table-row>
        <table:table-row table:style-name="ro1">
          <table:table-cell office:value-type="float" office:value="167219" calcext:value-type="float">
            <text:p>167219</text:p>
          </table:table-cell>
        </table:table-row>
        <table:table-row table:style-name="ro1">
          <table:table-cell office:value-type="float" office:value="152015" calcext:value-type="float">
            <text:p>152015</text:p>
          </table:table-cell>
        </table:table-row>
        <table:table-row table:style-name="ro1">
          <table:table-cell office:value-type="float" office:value="150686" calcext:value-type="float">
            <text:p>150686</text:p>
          </table:table-cell>
        </table:table-row>
        <table:table-row table:style-name="ro1">
          <table:table-cell office:value-type="float" office:value="154528" calcext:value-type="float">
            <text:p>154528</text:p>
          </table:table-cell>
        </table:table-row>
        <table:table-row table:style-name="ro1">
          <table:table-cell office:value-type="float" office:value="144654" calcext:value-type="float">
            <text:p>144654</text:p>
          </table:table-cell>
        </table:table-row>
        <table:table-row table:style-name="ro1">
          <table:table-cell office:value-type="float" office:value="156442" calcext:value-type="float">
            <text:p>156442</text:p>
          </table:table-cell>
        </table:table-row>
        <table:table-row table:style-name="ro1">
          <table:table-cell office:value-type="float" office:value="157101" calcext:value-type="float">
            <text:p>157101</text:p>
          </table:table-cell>
        </table:table-row>
        <table:table-row table:style-name="ro1">
          <table:table-cell office:value-type="float" office:value="156627" calcext:value-type="float">
            <text:p>156627</text:p>
          </table:table-cell>
        </table:table-row>
        <table:table-row table:style-name="ro1">
          <table:table-cell office:value-type="float" office:value="156521" calcext:value-type="float">
            <text:p>156521</text:p>
          </table:table-cell>
        </table:table-row>
        <table:table-row table:style-name="ro1">
          <table:table-cell office:value-type="float" office:value="154798" calcext:value-type="float">
            <text:p>154798</text:p>
          </table:table-cell>
        </table:table-row>
        <table:table-row table:style-name="ro1">
          <table:table-cell office:value-type="float" office:value="148970" calcext:value-type="float">
            <text:p>148970</text:p>
          </table:table-cell>
        </table:table-row>
        <table:table-row table:style-name="ro1">
          <table:table-cell office:value-type="float" office:value="157988" calcext:value-type="float">
            <text:p>157988</text:p>
          </table:table-cell>
        </table:table-row>
        <table:table-row table:style-name="ro1">
          <table:table-cell office:value-type="float" office:value="177517" calcext:value-type="float">
            <text:p>177517</text:p>
          </table:table-cell>
        </table:table-row>
        <table:table-row table:style-name="ro1">
          <table:table-cell office:value-type="float" office:value="153389" calcext:value-type="float">
            <text:p>153389</text:p>
          </table:table-cell>
        </table:table-row>
        <table:table-row table:style-name="ro1">
          <table:table-cell office:value-type="float" office:value="153431" calcext:value-type="float">
            <text:p>153431</text:p>
          </table:table-cell>
        </table:table-row>
        <table:table-row table:style-name="ro1">
          <table:table-cell office:value-type="float" office:value="151516" calcext:value-type="float">
            <text:p>151516</text:p>
          </table:table-cell>
        </table:table-row>
        <table:table-row table:style-name="ro1">
          <table:table-cell office:value-type="float" office:value="151819" calcext:value-type="float">
            <text:p>151819</text:p>
          </table:table-cell>
        </table:table-row>
        <table:table-row table:style-name="ro1">
          <table:table-cell office:value-type="float" office:value="163875" calcext:value-type="float">
            <text:p>163875</text:p>
          </table:table-cell>
        </table:table-row>
        <table:table-row table:style-name="ro1">
          <table:table-cell office:value-type="float" office:value="152776" calcext:value-type="float">
            <text:p>152776</text:p>
          </table:table-cell>
        </table:table-row>
        <table:table-row table:style-name="ro1">
          <table:table-cell office:value-type="float" office:value="156356" calcext:value-type="float">
            <text:p>156356</text:p>
          </table:table-cell>
        </table:table-row>
        <table:table-row table:style-name="ro1">
          <table:table-cell office:value-type="float" office:value="148639" calcext:value-type="float">
            <text:p>148639</text:p>
          </table:table-cell>
        </table:table-row>
        <table:table-row table:style-name="ro1">
          <table:table-cell office:value-type="float" office:value="166352" calcext:value-type="float">
            <text:p>166352</text:p>
          </table:table-cell>
        </table:table-row>
        <table:table-row table:style-name="ro1">
          <table:table-cell office:value-type="float" office:value="146393" calcext:value-type="float">
            <text:p>146393</text:p>
          </table:table-cell>
        </table:table-row>
        <table:table-row table:style-name="ro1">
          <table:table-cell office:value-type="float" office:value="161705" calcext:value-type="float">
            <text:p>161705</text:p>
          </table:table-cell>
        </table:table-row>
        <table:table-row table:style-name="ro1">
          <table:table-cell office:value-type="float" office:value="154809" calcext:value-type="float">
            <text:p>154809</text:p>
          </table:table-cell>
        </table:table-row>
        <table:table-row table:style-name="ro1">
          <table:table-cell office:value-type="float" office:value="152406" calcext:value-type="float">
            <text:p>152406</text:p>
          </table:table-cell>
        </table:table-row>
        <table:table-row table:style-name="ro1">
          <table:table-cell office:value-type="float" office:value="145289" calcext:value-type="float">
            <text:p>145289</text:p>
          </table:table-cell>
        </table:table-row>
        <table:table-row table:style-name="ro1">
          <table:table-cell office:value-type="float" office:value="121988" calcext:value-type="float">
            <text:p>121988</text:p>
          </table:table-cell>
        </table:table-row>
        <table:table-row table:style-name="ro1">
          <table:table-cell office:value-type="float" office:value="179507" calcext:value-type="float">
            <text:p>179507</text:p>
          </table:table-cell>
        </table:table-row>
        <table:table-row table:style-name="ro1">
          <table:table-cell office:value-type="float" office:value="163228" calcext:value-type="float">
            <text:p>163228</text:p>
          </table:table-cell>
        </table:table-row>
        <table:table-row table:style-name="ro1">
          <table:table-cell office:value-type="float" office:value="146708" calcext:value-type="float">
            <text:p>146708</text:p>
          </table:table-cell>
        </table:table-row>
        <table:table-row table:style-name="ro1">
          <table:table-cell office:value-type="float" office:value="153330" calcext:value-type="float">
            <text:p>153330</text:p>
          </table:table-cell>
        </table:table-row>
        <table:table-row table:style-name="ro1">
          <table:table-cell office:value-type="float" office:value="149533" calcext:value-type="float">
            <text:p>149533</text:p>
          </table:table-cell>
        </table:table-row>
        <table:table-row table:style-name="ro1">
          <table:table-cell office:value-type="float" office:value="158973" calcext:value-type="float">
            <text:p>158973</text:p>
          </table:table-cell>
        </table:table-row>
        <table:table-row table:style-name="ro1">
          <table:table-cell office:value-type="float" office:value="156522" calcext:value-type="float">
            <text:p>156522</text:p>
          </table:table-cell>
        </table:table-row>
        <table:table-row table:style-name="ro1">
          <table:table-cell office:value-type="float" office:value="157292" calcext:value-type="float">
            <text:p>157292</text:p>
          </table:table-cell>
        </table:table-row>
        <table:table-row table:style-name="ro1">
          <table:table-cell office:value-type="float" office:value="148936" calcext:value-type="float">
            <text:p>148936</text:p>
          </table:table-cell>
        </table:table-row>
        <table:table-row table:style-name="ro1">
          <table:table-cell office:value-type="float" office:value="157714" calcext:value-type="float">
            <text:p>157714</text:p>
          </table:table-cell>
        </table:table-row>
        <table:table-row table:style-name="ro1">
          <table:table-cell office:value-type="float" office:value="146256" calcext:value-type="float">
            <text:p>146256</text:p>
          </table:table-cell>
        </table:table-row>
        <table:table-row table:style-name="ro1">
          <table:table-cell office:value-type="float" office:value="134064" calcext:value-type="float">
            <text:p>134064</text:p>
          </table:table-cell>
        </table:table-row>
        <table:table-row table:style-name="ro1">
          <table:table-cell office:value-type="float" office:value="122942" calcext:value-type="float">
            <text:p>122942</text:p>
          </table:table-cell>
        </table:table-row>
        <table:table-row table:style-name="ro1">
          <table:table-cell office:value-type="float" office:value="143703" calcext:value-type="float">
            <text:p>143703</text:p>
          </table:table-cell>
        </table:table-row>
        <table:table-row table:style-name="ro1">
          <table:table-cell office:value-type="float" office:value="156913" calcext:value-type="float">
            <text:p>156913</text:p>
          </table:table-cell>
        </table:table-row>
        <table:table-row table:style-name="ro1">
          <table:table-cell office:value-type="float" office:value="152675" calcext:value-type="float">
            <text:p>152675</text:p>
          </table:table-cell>
        </table:table-row>
        <table:table-row table:style-name="ro1">
          <table:table-cell office:value-type="float" office:value="162361" calcext:value-type="float">
            <text:p>162361</text:p>
          </table:table-cell>
        </table:table-row>
        <table:table-row table:style-name="ro1">
          <table:table-cell office:value-type="float" office:value="153461" calcext:value-type="float">
            <text:p>153461</text:p>
          </table:table-cell>
        </table:table-row>
        <table:table-row table:style-name="ro1">
          <table:table-cell office:value-type="float" office:value="153885" calcext:value-type="float">
            <text:p>153885</text:p>
          </table:table-cell>
        </table:table-row>
        <table:table-row table:style-name="ro1">
          <table:table-cell office:value-type="float" office:value="149847" calcext:value-type="float">
            <text:p>149847</text:p>
          </table:table-cell>
        </table:table-row>
        <table:table-row table:style-name="ro1">
          <table:table-cell office:value-type="float" office:value="154034" calcext:value-type="float">
            <text:p>154034</text:p>
          </table:table-cell>
        </table:table-row>
        <table:table-row table:style-name="ro1">
          <table:table-cell office:value-type="float" office:value="151583" calcext:value-type="float">
            <text:p>151583</text:p>
          </table:table-cell>
        </table:table-row>
        <table:table-row table:style-name="ro1">
          <table:table-cell office:value-type="float" office:value="144039" calcext:value-type="float">
            <text:p>144039</text:p>
          </table:table-cell>
        </table:table-row>
        <table:table-row table:style-name="ro1">
          <table:table-cell office:value-type="float" office:value="154713" calcext:value-type="float">
            <text:p>154713</text:p>
          </table:table-cell>
        </table:table-row>
        <table:table-row table:style-name="ro1">
          <table:table-cell office:value-type="float" office:value="151449" calcext:value-type="float">
            <text:p>151449</text:p>
          </table:table-cell>
        </table:table-row>
        <table:table-row table:style-name="ro1">
          <table:table-cell office:value-type="float" office:value="153678" calcext:value-type="float">
            <text:p>153678</text:p>
          </table:table-cell>
        </table:table-row>
        <table:table-row table:style-name="ro1">
          <table:table-cell office:value-type="float" office:value="154359" calcext:value-type="float">
            <text:p>154359</text:p>
          </table:table-cell>
        </table:table-row>
        <table:table-row table:style-name="ro1">
          <table:table-cell office:value-type="float" office:value="150133" calcext:value-type="float">
            <text:p>150133</text:p>
          </table:table-cell>
        </table:table-row>
        <table:table-row table:style-name="ro1">
          <table:table-cell office:value-type="float" office:value="143328" calcext:value-type="float">
            <text:p>143328</text:p>
          </table:table-cell>
        </table:table-row>
        <table:table-row table:style-name="ro1">
          <table:table-cell office:value-type="float" office:value="158545" calcext:value-type="float">
            <text:p>158545</text:p>
          </table:table-cell>
        </table:table-row>
        <table:table-row table:style-name="ro1">
          <table:table-cell office:value-type="float" office:value="151081" calcext:value-type="float">
            <text:p>151081</text:p>
          </table:table-cell>
        </table:table-row>
        <table:table-row table:style-name="ro1">
          <table:table-cell office:value-type="float" office:value="154675" calcext:value-type="float">
            <text:p>154675</text:p>
          </table:table-cell>
        </table:table-row>
        <table:table-row table:style-name="ro1">
          <table:table-cell office:value-type="float" office:value="151755" calcext:value-type="float">
            <text:p>151755</text:p>
          </table:table-cell>
        </table:table-row>
        <table:table-row table:style-name="ro1">
          <table:table-cell office:value-type="float" office:value="148140" calcext:value-type="float">
            <text:p>148140</text:p>
          </table:table-cell>
        </table:table-row>
        <table:table-row table:style-name="ro1">
          <table:table-cell office:value-type="float" office:value="152278" calcext:value-type="float">
            <text:p>152278</text:p>
          </table:table-cell>
        </table:table-row>
        <table:table-row table:style-name="ro1">
          <table:table-cell office:value-type="float" office:value="146793" calcext:value-type="float">
            <text:p>146793</text:p>
          </table:table-cell>
        </table:table-row>
        <table:table-row table:style-name="ro1">
          <table:table-cell office:value-type="float" office:value="150942" calcext:value-type="float">
            <text:p>150942</text:p>
          </table:table-cell>
        </table:table-row>
        <table:table-row table:style-name="ro1">
          <table:table-cell office:value-type="float" office:value="157821" calcext:value-type="float">
            <text:p>157821</text:p>
          </table:table-cell>
        </table:table-row>
        <table:table-row table:style-name="ro1">
          <table:table-cell office:value-type="float" office:value="160324" calcext:value-type="float">
            <text:p>160324</text:p>
          </table:table-cell>
        </table:table-row>
        <table:table-row table:style-name="ro1">
          <table:table-cell office:value-type="float" office:value="147200" calcext:value-type="float">
            <text:p>147200</text:p>
          </table:table-cell>
        </table:table-row>
        <table:table-row table:style-name="ro1">
          <table:table-cell office:value-type="float" office:value="148073" calcext:value-type="float">
            <text:p>148073</text:p>
          </table:table-cell>
        </table:table-row>
        <table:table-row table:style-name="ro1">
          <table:table-cell office:value-type="float" office:value="149656" calcext:value-type="float">
            <text:p>149656</text:p>
          </table:table-cell>
        </table:table-row>
        <table:table-row table:style-name="ro1">
          <table:table-cell office:value-type="float" office:value="153893" calcext:value-type="float">
            <text:p>153893</text:p>
          </table:table-cell>
        </table:table-row>
        <table:table-row table:style-name="ro1">
          <table:table-cell office:value-type="float" office:value="170590" calcext:value-type="float">
            <text:p>170590</text:p>
          </table:table-cell>
        </table:table-row>
        <table:table-row table:style-name="ro1">
          <table:table-cell office:value-type="float" office:value="149267" calcext:value-type="float">
            <text:p>149267</text:p>
          </table:table-cell>
        </table:table-row>
        <table:table-row table:style-name="ro1">
          <table:table-cell office:value-type="float" office:value="153099" calcext:value-type="float">
            <text:p>153099</text:p>
          </table:table-cell>
        </table:table-row>
        <table:table-row table:style-name="ro1">
          <table:table-cell office:value-type="float" office:value="148997" calcext:value-type="float">
            <text:p>148997</text:p>
          </table:table-cell>
        </table:table-row>
        <table:table-row table:style-name="ro1">
          <table:table-cell office:value-type="float" office:value="153729" calcext:value-type="float">
            <text:p>153729</text:p>
          </table:table-cell>
        </table:table-row>
        <table:table-row table:style-name="ro1">
          <table:table-cell office:value-type="float" office:value="153397" calcext:value-type="float">
            <text:p>153397</text:p>
          </table:table-cell>
        </table:table-row>
        <table:table-row table:style-name="ro1">
          <table:table-cell office:value-type="float" office:value="157111" calcext:value-type="float">
            <text:p>157111</text:p>
          </table:table-cell>
        </table:table-row>
        <table:table-row table:style-name="ro1">
          <table:table-cell office:value-type="float" office:value="153357" calcext:value-type="float">
            <text:p>153357</text:p>
          </table:table-cell>
        </table:table-row>
        <table:table-row table:style-name="ro1">
          <table:table-cell office:value-type="float" office:value="159428" calcext:value-type="float">
            <text:p>159428</text:p>
          </table:table-cell>
        </table:table-row>
        <table:table-row table:style-name="ro1">
          <table:table-cell office:value-type="float" office:value="152397" calcext:value-type="float">
            <text:p>152397</text:p>
          </table:table-cell>
        </table:table-row>
        <table:table-row table:style-name="ro1">
          <table:table-cell office:value-type="float" office:value="156548" calcext:value-type="float">
            <text:p>156548</text:p>
          </table:table-cell>
        </table:table-row>
        <table:table-row table:style-name="ro1">
          <table:table-cell office:value-type="float" office:value="155351" calcext:value-type="float">
            <text:p>155351</text:p>
          </table:table-cell>
        </table:table-row>
        <table:table-row table:style-name="ro1">
          <table:table-cell office:value-type="float" office:value="154837" calcext:value-type="float">
            <text:p>154837</text:p>
          </table:table-cell>
        </table:table-row>
        <table:table-row table:style-name="ro1">
          <table:table-cell office:value-type="float" office:value="158880" calcext:value-type="float">
            <text:p>158880</text:p>
          </table:table-cell>
        </table:table-row>
        <table:table-row table:style-name="ro1">
          <table:table-cell office:value-type="float" office:value="146397" calcext:value-type="float">
            <text:p>146397</text:p>
          </table:table-cell>
        </table:table-row>
        <table:table-row table:style-name="ro1">
          <table:table-cell office:value-type="float" office:value="156843" calcext:value-type="float">
            <text:p>156843</text:p>
          </table:table-cell>
        </table:table-row>
        <table:table-row table:style-name="ro1">
          <table:table-cell office:value-type="float" office:value="140828" calcext:value-type="float">
            <text:p>140828</text:p>
          </table:table-cell>
        </table:table-row>
        <table:table-row table:style-name="ro1">
          <table:table-cell office:value-type="float" office:value="152849" calcext:value-type="float">
            <text:p>152849</text:p>
          </table:table-cell>
        </table:table-row>
        <table:table-row table:style-name="ro1">
          <table:table-cell office:value-type="float" office:value="153365" calcext:value-type="float">
            <text:p>153365</text:p>
          </table:table-cell>
        </table:table-row>
        <table:table-row table:style-name="ro1">
          <table:table-cell office:value-type="float" office:value="148454" calcext:value-type="float">
            <text:p>148454</text:p>
          </table:table-cell>
        </table:table-row>
        <table:table-row table:style-name="ro1">
          <table:table-cell office:value-type="float" office:value="153248" calcext:value-type="float">
            <text:p>153248</text:p>
          </table:table-cell>
        </table:table-row>
        <table:table-row table:style-name="ro1">
          <table:table-cell office:value-type="float" office:value="151381" calcext:value-type="float">
            <text:p>151381</text:p>
          </table:table-cell>
        </table:table-row>
        <table:table-row table:style-name="ro1">
          <table:table-cell office:value-type="float" office:value="152242" calcext:value-type="float">
            <text:p>152242</text:p>
          </table:table-cell>
        </table:table-row>
        <table:table-row table:style-name="ro1">
          <table:table-cell office:value-type="float" office:value="156073" calcext:value-type="float">
            <text:p>156073</text:p>
          </table:table-cell>
        </table:table-row>
        <table:table-row table:style-name="ro1">
          <table:table-cell office:value-type="float" office:value="154995" calcext:value-type="float">
            <text:p>154995</text:p>
          </table:table-cell>
        </table:table-row>
        <table:table-row table:style-name="ro1">
          <table:table-cell office:value-type="float" office:value="158198" calcext:value-type="float">
            <text:p>158198</text:p>
          </table:table-cell>
        </table:table-row>
        <table:table-row table:style-name="ro1">
          <table:table-cell office:value-type="float" office:value="137351" calcext:value-type="float">
            <text:p>137351</text:p>
          </table:table-cell>
        </table:table-row>
        <table:table-row table:style-name="ro1">
          <table:table-cell office:value-type="float" office:value="123935" calcext:value-type="float">
            <text:p>123935</text:p>
          </table:table-cell>
        </table:table-row>
        <table:table-row table:style-name="ro1">
          <table:table-cell office:value-type="float" office:value="160220" calcext:value-type="float">
            <text:p>160220</text:p>
          </table:table-cell>
        </table:table-row>
        <table:table-row table:style-name="ro1">
          <table:table-cell office:value-type="float" office:value="160616" calcext:value-type="float">
            <text:p>160616</text:p>
          </table:table-cell>
        </table:table-row>
        <table:table-row table:style-name="ro1">
          <table:table-cell office:value-type="float" office:value="152252" calcext:value-type="float">
            <text:p>152252</text:p>
          </table:table-cell>
        </table:table-row>
        <table:table-row table:style-name="ro1">
          <table:table-cell office:value-type="float" office:value="155739" calcext:value-type="float">
            <text:p>155739</text:p>
          </table:table-cell>
        </table:table-row>
        <table:table-row table:style-name="ro1">
          <table:table-cell office:value-type="float" office:value="155420" calcext:value-type="float">
            <text:p>155420</text:p>
          </table:table-cell>
        </table:table-row>
        <table:table-row table:style-name="ro1">
          <table:table-cell office:value-type="float" office:value="156431" calcext:value-type="float">
            <text:p>156431</text:p>
          </table:table-cell>
        </table:table-row>
        <table:table-row table:style-name="ro1">
          <table:table-cell office:value-type="float" office:value="152865" calcext:value-type="float">
            <text:p>152865</text:p>
          </table:table-cell>
        </table:table-row>
        <table:table-row table:style-name="ro1">
          <table:table-cell office:value-type="float" office:value="165600" calcext:value-type="float">
            <text:p>165600</text:p>
          </table:table-cell>
        </table:table-row>
        <table:table-row table:style-name="ro1">
          <table:table-cell office:value-type="float" office:value="152376" calcext:value-type="float">
            <text:p>152376</text:p>
          </table:table-cell>
        </table:table-row>
        <table:table-row table:style-name="ro1">
          <table:table-cell office:value-type="float" office:value="160270" calcext:value-type="float">
            <text:p>160270</text:p>
          </table:table-cell>
        </table:table-row>
        <table:table-row table:style-name="ro1">
          <table:table-cell office:value-type="float" office:value="161270" calcext:value-type="float">
            <text:p>161270</text:p>
          </table:table-cell>
        </table:table-row>
        <table:table-row table:style-name="ro1">
          <table:table-cell office:value-type="float" office:value="151928" calcext:value-type="float">
            <text:p>151928</text:p>
          </table:table-cell>
        </table:table-row>
        <table:table-row table:style-name="ro1">
          <table:table-cell office:value-type="float" office:value="150875" calcext:value-type="float">
            <text:p>150875</text:p>
          </table:table-cell>
        </table:table-row>
        <table:table-row table:style-name="ro1">
          <table:table-cell office:value-type="float" office:value="151945" calcext:value-type="float">
            <text:p>151945</text:p>
          </table:table-cell>
        </table:table-row>
        <table:table-row table:style-name="ro1">
          <table:table-cell office:value-type="float" office:value="150493" calcext:value-type="float">
            <text:p>150493</text:p>
          </table:table-cell>
        </table:table-row>
        <table:table-row table:style-name="ro1">
          <table:table-cell office:value-type="float" office:value="149789" calcext:value-type="float">
            <text:p>149789</text:p>
          </table:table-cell>
        </table:table-row>
        <table:table-row table:style-name="ro1">
          <table:table-cell office:value-type="float" office:value="154504" calcext:value-type="float">
            <text:p>154504</text:p>
          </table:table-cell>
        </table:table-row>
        <table:table-row table:style-name="ro1">
          <table:table-cell office:value-type="float" office:value="147758" calcext:value-type="float">
            <text:p>147758</text:p>
          </table:table-cell>
        </table:table-row>
        <table:table-row table:style-name="ro1">
          <table:table-cell office:value-type="float" office:value="132101" calcext:value-type="float">
            <text:p>132101</text:p>
          </table:table-cell>
        </table:table-row>
        <table:table-row table:style-name="ro1">
          <table:table-cell office:value-type="float" office:value="159922" calcext:value-type="float">
            <text:p>159922</text:p>
          </table:table-cell>
        </table:table-row>
        <table:table-row table:style-name="ro1">
          <table:table-cell office:value-type="float" office:value="132938" calcext:value-type="float">
            <text:p>132938</text:p>
          </table:table-cell>
        </table:table-row>
        <table:table-row table:style-name="ro1">
          <table:table-cell office:value-type="float" office:value="137662" calcext:value-type="float">
            <text:p>137662</text:p>
          </table:table-cell>
        </table:table-row>
        <table:table-row table:style-name="ro1">
          <table:table-cell office:value-type="float" office:value="156290" calcext:value-type="float">
            <text:p>156290</text:p>
          </table:table-cell>
        </table:table-row>
        <table:table-row table:style-name="ro1">
          <table:table-cell office:value-type="float" office:value="155768" calcext:value-type="float">
            <text:p>155768</text:p>
          </table:table-cell>
        </table:table-row>
        <table:table-row table:style-name="ro1">
          <table:table-cell office:value-type="float" office:value="137177" calcext:value-type="float">
            <text:p>137177</text:p>
          </table:table-cell>
        </table:table-row>
        <table:table-row table:style-name="ro1">
          <table:table-cell office:value-type="float" office:value="154554" calcext:value-type="float">
            <text:p>154554</text:p>
          </table:table-cell>
        </table:table-row>
        <table:table-row table:style-name="ro1">
          <table:table-cell office:value-type="float" office:value="152420" calcext:value-type="float">
            <text:p>152420</text:p>
          </table:table-cell>
        </table:table-row>
        <table:table-row table:style-name="ro1">
          <table:table-cell office:value-type="float" office:value="151144" calcext:value-type="float">
            <text:p>151144</text:p>
          </table:table-cell>
        </table:table-row>
        <table:table-row table:style-name="ro1">
          <table:table-cell office:value-type="float" office:value="150708" calcext:value-type="float">
            <text:p>150708</text:p>
          </table:table-cell>
        </table:table-row>
        <table:table-row table:style-name="ro1">
          <table:table-cell office:value-type="float" office:value="154447" calcext:value-type="float">
            <text:p>154447</text:p>
          </table:table-cell>
        </table:table-row>
        <table:table-row table:style-name="ro1">
          <table:table-cell office:value-type="float" office:value="152205" calcext:value-type="float">
            <text:p>152205</text:p>
          </table:table-cell>
        </table:table-row>
        <table:table-row table:style-name="ro1">
          <table:table-cell office:value-type="float" office:value="154674" calcext:value-type="float">
            <text:p>154674</text:p>
          </table:table-cell>
        </table:table-row>
        <table:table-row table:style-name="ro1">
          <table:table-cell office:value-type="float" office:value="154835" calcext:value-type="float">
            <text:p>154835</text:p>
          </table:table-cell>
        </table:table-row>
        <table:table-row table:style-name="ro1">
          <table:table-cell office:value-type="float" office:value="149056" calcext:value-type="float">
            <text:p>149056</text:p>
          </table:table-cell>
        </table:table-row>
        <table:table-row table:style-name="ro1">
          <table:table-cell office:value-type="float" office:value="155798" calcext:value-type="float">
            <text:p>155798</text:p>
          </table:table-cell>
        </table:table-row>
        <table:table-row table:style-name="ro1">
          <table:table-cell office:value-type="float" office:value="165200" calcext:value-type="float">
            <text:p>165200</text:p>
          </table:table-cell>
        </table:table-row>
        <table:table-row table:style-name="ro1">
          <table:table-cell office:value-type="float" office:value="158503" calcext:value-type="float">
            <text:p>158503</text:p>
          </table:table-cell>
        </table:table-row>
        <table:table-row table:style-name="ro1">
          <table:table-cell office:value-type="float" office:value="160986" calcext:value-type="float">
            <text:p>160986</text:p>
          </table:table-cell>
        </table:table-row>
        <table:table-row table:style-name="ro1">
          <table:table-cell office:value-type="float" office:value="161972" calcext:value-type="float">
            <text:p>161972</text:p>
          </table:table-cell>
        </table:table-row>
        <table:table-row table:style-name="ro1">
          <table:table-cell office:value-type="float" office:value="155864" calcext:value-type="float">
            <text:p>155864</text:p>
          </table:table-cell>
        </table:table-row>
        <table:table-row table:style-name="ro1">
          <table:table-cell office:value-type="float" office:value="154686" calcext:value-type="float">
            <text:p>154686</text:p>
          </table:table-cell>
        </table:table-row>
        <table:table-row table:style-name="ro1">
          <table:table-cell office:value-type="float" office:value="153848" calcext:value-type="float">
            <text:p>153848</text:p>
          </table:table-cell>
        </table:table-row>
        <table:table-row table:style-name="ro1">
          <table:table-cell office:value-type="float" office:value="154425" calcext:value-type="float">
            <text:p>154425</text:p>
          </table:table-cell>
        </table:table-row>
        <table:table-row table:style-name="ro1">
          <table:table-cell office:value-type="float" office:value="157757" calcext:value-type="float">
            <text:p>157757</text:p>
          </table:table-cell>
        </table:table-row>
        <table:table-row table:style-name="ro1">
          <table:table-cell office:value-type="float" office:value="148156" calcext:value-type="float">
            <text:p>148156</text:p>
          </table:table-cell>
        </table:table-row>
        <table:table-row table:style-name="ro1">
          <table:table-cell office:value-type="float" office:value="148579" calcext:value-type="float">
            <text:p>148579</text:p>
          </table:table-cell>
        </table:table-row>
        <table:table-row table:style-name="ro1">
          <table:table-cell office:value-type="float" office:value="152098" calcext:value-type="float">
            <text:p>152098</text:p>
          </table:table-cell>
        </table:table-row>
        <table:table-row table:style-name="ro1">
          <table:table-cell office:value-type="float" office:value="150535" calcext:value-type="float">
            <text:p>150535</text:p>
          </table:table-cell>
        </table:table-row>
        <table:table-row table:style-name="ro1">
          <table:table-cell office:value-type="float" office:value="142686" calcext:value-type="float">
            <text:p>142686</text:p>
          </table:table-cell>
        </table:table-row>
        <table:table-row table:style-name="ro1">
          <table:table-cell office:value-type="float" office:value="136168" calcext:value-type="float">
            <text:p>136168</text:p>
          </table:table-cell>
        </table:table-row>
        <table:table-row table:style-name="ro1">
          <table:table-cell office:value-type="float" office:value="159499" calcext:value-type="float">
            <text:p>159499</text:p>
          </table:table-cell>
        </table:table-row>
        <table:table-row table:style-name="ro1">
          <table:table-cell office:value-type="float" office:value="154553" calcext:value-type="float">
            <text:p>154553</text:p>
          </table:table-cell>
        </table:table-row>
        <table:table-row table:style-name="ro1">
          <table:table-cell office:value-type="float" office:value="150697" calcext:value-type="float">
            <text:p>150697</text:p>
          </table:table-cell>
        </table:table-row>
        <table:table-row table:style-name="ro1">
          <table:table-cell office:value-type="float" office:value="154625" calcext:value-type="float">
            <text:p>154625</text:p>
          </table:table-cell>
        </table:table-row>
        <table:table-row table:style-name="ro1">
          <table:table-cell office:value-type="float" office:value="156100" calcext:value-type="float">
            <text:p>156100</text:p>
          </table:table-cell>
        </table:table-row>
        <table:table-row table:style-name="ro1">
          <table:table-cell office:value-type="float" office:value="146973" calcext:value-type="float">
            <text:p>146973</text:p>
          </table:table-cell>
        </table:table-row>
        <table:table-row table:style-name="ro1">
          <table:table-cell office:value-type="float" office:value="151403" calcext:value-type="float">
            <text:p>151403</text:p>
          </table:table-cell>
        </table:table-row>
        <table:table-row table:style-name="ro1">
          <table:table-cell office:value-type="float" office:value="154725" calcext:value-type="float">
            <text:p>154725</text:p>
          </table:table-cell>
        </table:table-row>
        <table:table-row table:style-name="ro1">
          <table:table-cell office:value-type="float" office:value="151504" calcext:value-type="float">
            <text:p>151504</text:p>
          </table:table-cell>
        </table:table-row>
        <table:table-row table:style-name="ro1">
          <table:table-cell office:value-type="float" office:value="160919" calcext:value-type="float">
            <text:p>160919</text:p>
          </table:table-cell>
        </table:table-row>
        <table:table-row table:style-name="ro1">
          <table:table-cell office:value-type="float" office:value="154694" calcext:value-type="float">
            <text:p>154694</text:p>
          </table:table-cell>
        </table:table-row>
        <table:table-row table:style-name="ro1">
          <table:table-cell office:value-type="float" office:value="154557" calcext:value-type="float">
            <text:p>154557</text:p>
          </table:table-cell>
        </table:table-row>
        <table:table-row table:style-name="ro1">
          <table:table-cell office:value-type="float" office:value="165117" calcext:value-type="float">
            <text:p>165117</text:p>
          </table:table-cell>
        </table:table-row>
        <table:table-row table:style-name="ro1">
          <table:table-cell office:value-type="float" office:value="144659" calcext:value-type="float">
            <text:p>144659</text:p>
          </table:table-cell>
        </table:table-row>
        <table:table-row table:style-name="ro1">
          <table:table-cell office:value-type="float" office:value="127560" calcext:value-type="float">
            <text:p>127560</text:p>
          </table:table-cell>
        </table:table-row>
        <table:table-row table:style-name="ro1">
          <table:table-cell office:value-type="float" office:value="148116" calcext:value-type="float">
            <text:p>148116</text:p>
          </table:table-cell>
        </table:table-row>
        <table:table-row table:style-name="ro1">
          <table:table-cell office:value-type="float" office:value="154369" calcext:value-type="float">
            <text:p>154369</text:p>
          </table:table-cell>
        </table:table-row>
        <table:table-row table:style-name="ro1">
          <table:table-cell office:value-type="float" office:value="150673" calcext:value-type="float">
            <text:p>150673</text:p>
          </table:table-cell>
        </table:table-row>
        <table:table-row table:style-name="ro1">
          <table:table-cell office:value-type="float" office:value="144774" calcext:value-type="float">
            <text:p>144774</text:p>
          </table:table-cell>
        </table:table-row>
        <table:table-row table:style-name="ro1">
          <table:table-cell office:value-type="float" office:value="155296" calcext:value-type="float">
            <text:p>155296</text:p>
          </table:table-cell>
        </table:table-row>
        <table:table-row table:style-name="ro1">
          <table:table-cell office:value-type="float" office:value="146158" calcext:value-type="float">
            <text:p>146158</text:p>
          </table:table-cell>
        </table:table-row>
        <table:table-row table:style-name="ro1">
          <table:table-cell office:value-type="float" office:value="147154" calcext:value-type="float">
            <text:p>147154</text:p>
          </table:table-cell>
        </table:table-row>
        <table:table-row table:style-name="ro1">
          <table:table-cell office:value-type="float" office:value="152835" calcext:value-type="float">
            <text:p>152835</text:p>
          </table:table-cell>
        </table:table-row>
        <table:table-row table:style-name="ro1">
          <table:table-cell office:value-type="float" office:value="145890" calcext:value-type="float">
            <text:p>145890</text:p>
          </table:table-cell>
        </table:table-row>
        <table:table-row table:style-name="ro1">
          <table:table-cell office:value-type="float" office:value="151763" calcext:value-type="float">
            <text:p>151763</text:p>
          </table:table-cell>
        </table:table-row>
        <table:table-row table:style-name="ro1">
          <table:table-cell office:value-type="float" office:value="150808" calcext:value-type="float">
            <text:p>150808</text:p>
          </table:table-cell>
        </table:table-row>
        <table:table-row table:style-name="ro1">
          <table:table-cell office:value-type="float" office:value="153487" calcext:value-type="float">
            <text:p>153487</text:p>
          </table:table-cell>
        </table:table-row>
        <table:table-row table:style-name="ro1">
          <table:table-cell office:value-type="float" office:value="152144" calcext:value-type="float">
            <text:p>152144</text:p>
          </table:table-cell>
        </table:table-row>
        <table:table-row table:style-name="ro1">
          <table:table-cell office:value-type="float" office:value="164233" calcext:value-type="float">
            <text:p>164233</text:p>
          </table:table-cell>
        </table:table-row>
        <table:table-row table:style-name="ro1">
          <table:table-cell office:value-type="float" office:value="151403" calcext:value-type="float">
            <text:p>151403</text:p>
          </table:table-cell>
        </table:table-row>
        <table:table-row table:style-name="ro1">
          <table:table-cell office:value-type="float" office:value="177166" calcext:value-type="float">
            <text:p>177166</text:p>
          </table:table-cell>
        </table:table-row>
        <table:table-row table:style-name="ro1">
          <table:table-cell office:value-type="float" office:value="153347" calcext:value-type="float">
            <text:p>153347</text:p>
          </table:table-cell>
        </table:table-row>
        <table:table-row table:style-name="ro1">
          <table:table-cell office:value-type="float" office:value="151284" calcext:value-type="float">
            <text:p>151284</text:p>
          </table:table-cell>
        </table:table-row>
        <table:table-row table:style-name="ro1">
          <table:table-cell office:value-type="float" office:value="152121" calcext:value-type="float">
            <text:p>152121</text:p>
          </table:table-cell>
        </table:table-row>
        <table:table-row table:style-name="ro1">
          <table:table-cell office:value-type="float" office:value="156050" calcext:value-type="float">
            <text:p>156050</text:p>
          </table:table-cell>
        </table:table-row>
        <table:table-row table:style-name="ro1">
          <table:table-cell office:value-type="float" office:value="148966" calcext:value-type="float">
            <text:p>148966</text:p>
          </table:table-cell>
        </table:table-row>
        <table:table-row table:style-name="ro1">
          <table:table-cell office:value-type="float" office:value="149012" calcext:value-type="float">
            <text:p>149012</text:p>
          </table:table-cell>
        </table:table-row>
        <table:table-row table:style-name="ro1">
          <table:table-cell office:value-type="float" office:value="147972" calcext:value-type="float">
            <text:p>147972</text:p>
          </table:table-cell>
        </table:table-row>
        <table:table-row table:style-name="ro1">
          <table:table-cell office:value-type="float" office:value="151793" calcext:value-type="float">
            <text:p>151793</text:p>
          </table:table-cell>
        </table:table-row>
        <table:table-row table:style-name="ro1">
          <table:table-cell office:value-type="float" office:value="154655" calcext:value-type="float">
            <text:p>154655</text:p>
          </table:table-cell>
        </table:table-row>
        <table:table-row table:style-name="ro1">
          <table:table-cell office:value-type="float" office:value="160922" calcext:value-type="float">
            <text:p>160922</text:p>
          </table:table-cell>
        </table:table-row>
        <table:table-row table:style-name="ro1">
          <table:table-cell office:value-type="float" office:value="164052" calcext:value-type="float">
            <text:p>164052</text:p>
          </table:table-cell>
        </table:table-row>
        <table:table-row table:style-name="ro1">
          <table:table-cell office:value-type="float" office:value="155900" calcext:value-type="float">
            <text:p>155900</text:p>
          </table:table-cell>
        </table:table-row>
        <table:table-row table:style-name="ro1">
          <table:table-cell office:value-type="float" office:value="148278" calcext:value-type="float">
            <text:p>148278</text:p>
          </table:table-cell>
        </table:table-row>
        <table:table-row table:style-name="ro1">
          <table:table-cell office:value-type="float" office:value="151038" calcext:value-type="float">
            <text:p>151038</text:p>
          </table:table-cell>
        </table:table-row>
        <table:table-row table:style-name="ro1">
          <table:table-cell office:value-type="float" office:value="161228" calcext:value-type="float">
            <text:p>161228</text:p>
          </table:table-cell>
        </table:table-row>
        <table:table-row table:style-name="ro1">
          <table:table-cell office:value-type="float" office:value="149588" calcext:value-type="float">
            <text:p>149588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float" office:value="151159" calcext:value-type="float">
            <text:p>151159</text:p>
          </table:table-cell>
        </table:table-row>
        <table:table-row table:style-name="ro1">
          <table:table-cell office:value-type="float" office:value="148644" calcext:value-type="float">
            <text:p>148644</text:p>
          </table:table-cell>
        </table:table-row>
        <table:table-row table:style-name="ro1">
          <table:table-cell office:value-type="float" office:value="148997" calcext:value-type="float">
            <text:p>148997</text:p>
          </table:table-cell>
        </table:table-row>
        <table:table-row table:style-name="ro1">
          <table:table-cell office:value-type="float" office:value="154063" calcext:value-type="float">
            <text:p>154063</text:p>
          </table:table-cell>
        </table:table-row>
        <table:table-row table:style-name="ro1">
          <table:table-cell office:value-type="float" office:value="152525" calcext:value-type="float">
            <text:p>152525</text:p>
          </table:table-cell>
        </table:table-row>
        <table:table-row table:style-name="ro1">
          <table:table-cell office:value-type="float" office:value="153998" calcext:value-type="float">
            <text:p>153998</text:p>
          </table:table-cell>
        </table:table-row>
        <table:table-row table:style-name="ro1">
          <table:table-cell office:value-type="float" office:value="150437" calcext:value-type="float">
            <text:p>150437</text:p>
          </table:table-cell>
        </table:table-row>
        <table:table-row table:style-name="ro1">
          <table:table-cell office:value-type="float" office:value="151738" calcext:value-type="float">
            <text:p>151738</text:p>
          </table:table-cell>
        </table:table-row>
        <table:table-row table:style-name="ro1">
          <table:table-cell office:value-type="float" office:value="151335" calcext:value-type="float">
            <text:p>151335</text:p>
          </table:table-cell>
        </table:table-row>
        <table:table-row table:style-name="ro1">
          <table:table-cell office:value-type="float" office:value="151941" calcext:value-type="float">
            <text:p>151941</text:p>
          </table:table-cell>
        </table:table-row>
        <table:table-row table:style-name="ro1">
          <table:table-cell office:value-type="float" office:value="150028" calcext:value-type="float">
            <text:p>150028</text:p>
          </table:table-cell>
        </table:table-row>
        <table:table-row table:style-name="ro1">
          <table:table-cell office:value-type="float" office:value="149231" calcext:value-type="float">
            <text:p>149231</text:p>
          </table:table-cell>
        </table:table-row>
        <table:table-row table:style-name="ro1">
          <table:table-cell office:value-type="float" office:value="148683" calcext:value-type="float">
            <text:p>148683</text:p>
          </table:table-cell>
        </table:table-row>
        <table:table-row table:style-name="ro1">
          <table:table-cell office:value-type="float" office:value="158468" calcext:value-type="float">
            <text:p>158468</text:p>
          </table:table-cell>
        </table:table-row>
        <table:table-row table:style-name="ro1">
          <table:table-cell office:value-type="float" office:value="150785" calcext:value-type="float">
            <text:p>150785</text:p>
          </table:table-cell>
        </table:table-row>
        <table:table-row table:style-name="ro1">
          <table:table-cell office:value-type="float" office:value="155467" calcext:value-type="float">
            <text:p>155467</text:p>
          </table:table-cell>
        </table:table-row>
        <table:table-row table:style-name="ro1">
          <table:table-cell office:value-type="float" office:value="160460" calcext:value-type="float">
            <text:p>160460</text:p>
          </table:table-cell>
        </table:table-row>
        <table:table-row table:style-name="ro1">
          <table:table-cell office:value-type="float" office:value="145992" calcext:value-type="float">
            <text:p>145992</text:p>
          </table:table-cell>
        </table:table-row>
        <table:table-row table:style-name="ro1">
          <table:table-cell office:value-type="float" office:value="154786" calcext:value-type="float">
            <text:p>154786</text:p>
          </table:table-cell>
        </table:table-row>
        <table:table-row table:style-name="ro1">
          <table:table-cell office:value-type="float" office:value="159870" calcext:value-type="float">
            <text:p>159870</text:p>
          </table:table-cell>
        </table:table-row>
        <table:table-row table:style-name="ro1">
          <table:table-cell office:value-type="float" office:value="149181" calcext:value-type="float">
            <text:p>149181</text:p>
          </table:table-cell>
        </table:table-row>
        <table:table-row table:style-name="ro1">
          <table:table-cell office:value-type="float" office:value="152977" calcext:value-type="float">
            <text:p>152977</text:p>
          </table:table-cell>
        </table:table-row>
        <table:table-row table:style-name="ro1">
          <table:table-cell office:value-type="float" office:value="152203" calcext:value-type="float">
            <text:p>152203</text:p>
          </table:table-cell>
        </table:table-row>
        <table:table-row table:style-name="ro1">
          <table:table-cell office:value-type="float" office:value="128982" calcext:value-type="float">
            <text:p>128982</text:p>
          </table:table-cell>
        </table:table-row>
        <table:table-row table:style-name="ro1">
          <table:table-cell office:value-type="float" office:value="151543" calcext:value-type="float">
            <text:p>151543</text:p>
          </table:table-cell>
        </table:table-row>
        <table:table-row table:style-name="ro1">
          <table:table-cell office:value-type="float" office:value="148798" calcext:value-type="float">
            <text:p>148798</text:p>
          </table:table-cell>
        </table:table-row>
        <table:table-row table:style-name="ro1">
          <table:table-cell office:value-type="float" office:value="150524" calcext:value-type="float">
            <text:p>150524</text:p>
          </table:table-cell>
        </table:table-row>
        <table:table-row table:style-name="ro1">
          <table:table-cell office:value-type="float" office:value="152255" calcext:value-type="float">
            <text:p>152255</text:p>
          </table:table-cell>
        </table:table-row>
        <table:table-row table:style-name="ro1">
          <table:table-cell office:value-type="float" office:value="152619" calcext:value-type="float">
            <text:p>152619</text:p>
          </table:table-cell>
        </table:table-row>
        <table:table-row table:style-name="ro1">
          <table:table-cell office:value-type="float" office:value="161008" calcext:value-type="float">
            <text:p>161008</text:p>
          </table:table-cell>
        </table:table-row>
        <table:table-row table:style-name="ro1">
          <table:table-cell office:value-type="float" office:value="150427" calcext:value-type="float">
            <text:p>150427</text:p>
          </table:table-cell>
        </table:table-row>
        <table:table-row table:style-name="ro1">
          <table:table-cell office:value-type="float" office:value="148698" calcext:value-type="float">
            <text:p>148698</text:p>
          </table:table-cell>
        </table:table-row>
        <table:table-row table:style-name="ro1">
          <table:table-cell office:value-type="float" office:value="145773" calcext:value-type="float">
            <text:p>145773</text:p>
          </table:table-cell>
        </table:table-row>
        <table:table-row table:style-name="ro1">
          <table:table-cell office:value-type="float" office:value="149863" calcext:value-type="float">
            <text:p>149863</text:p>
          </table:table-cell>
        </table:table-row>
        <table:table-row table:style-name="ro1">
          <table:table-cell office:value-type="float" office:value="150011" calcext:value-type="float">
            <text:p>150011</text:p>
          </table:table-cell>
        </table:table-row>
        <table:table-row table:style-name="ro1">
          <table:table-cell office:value-type="float" office:value="145063" calcext:value-type="float">
            <text:p>145063</text:p>
          </table:table-cell>
        </table:table-row>
        <table:table-row table:style-name="ro1">
          <table:table-cell office:value-type="float" office:value="155320" calcext:value-type="float">
            <text:p>155320</text:p>
          </table:table-cell>
        </table:table-row>
        <table:table-row table:style-name="ro1">
          <table:table-cell office:value-type="float" office:value="151777" calcext:value-type="float">
            <text:p>151777</text:p>
          </table:table-cell>
        </table:table-row>
        <table:table-row table:style-name="ro1">
          <table:table-cell office:value-type="float" office:value="147104" calcext:value-type="float">
            <text:p>147104</text:p>
          </table:table-cell>
        </table:table-row>
        <table:table-row table:style-name="ro1">
          <table:table-cell office:value-type="float" office:value="143923" calcext:value-type="float">
            <text:p>143923</text:p>
          </table:table-cell>
        </table:table-row>
        <table:table-row table:style-name="ro1">
          <table:table-cell office:value-type="float" office:value="149637" calcext:value-type="float">
            <text:p>149637</text:p>
          </table:table-cell>
        </table:table-row>
        <table:table-row table:style-name="ro1">
          <table:table-cell office:value-type="float" office:value="154868" calcext:value-type="float">
            <text:p>154868</text:p>
          </table:table-cell>
        </table:table-row>
        <table:table-row table:style-name="ro1">
          <table:table-cell office:value-type="float" office:value="148067" calcext:value-type="float">
            <text:p>148067</text:p>
          </table:table-cell>
        </table:table-row>
        <table:table-row table:style-name="ro1">
          <table:table-cell office:value-type="float" office:value="152285" calcext:value-type="float">
            <text:p>152285</text:p>
          </table:table-cell>
        </table:table-row>
        <table:table-row table:style-name="ro1">
          <table:table-cell office:value-type="float" office:value="151604" calcext:value-type="float">
            <text:p>151604</text:p>
          </table:table-cell>
        </table:table-row>
        <table:table-row table:style-name="ro1">
          <table:table-cell office:value-type="float" office:value="150616" calcext:value-type="float">
            <text:p>150616</text:p>
          </table:table-cell>
        </table:table-row>
        <table:table-row table:style-name="ro1">
          <table:table-cell office:value-type="float" office:value="150347" calcext:value-type="float">
            <text:p>150347</text:p>
          </table:table-cell>
        </table:table-row>
        <table:table-row table:style-name="ro1">
          <table:table-cell office:value-type="float" office:value="150265" calcext:value-type="float">
            <text:p>150265</text:p>
          </table:table-cell>
        </table:table-row>
        <table:table-row table:style-name="ro1">
          <table:table-cell office:value-type="float" office:value="151188" calcext:value-type="float">
            <text:p>151188</text:p>
          </table:table-cell>
        </table:table-row>
        <table:table-row table:style-name="ro1">
          <table:table-cell office:value-type="float" office:value="153263" calcext:value-type="float">
            <text:p>153263</text:p>
          </table:table-cell>
        </table:table-row>
        <table:table-row table:style-name="ro1">
          <table:table-cell office:value-type="float" office:value="147792" calcext:value-type="float">
            <text:p>147792</text:p>
          </table:table-cell>
        </table:table-row>
        <table:table-row table:style-name="ro1">
          <table:table-cell office:value-type="float" office:value="153724" calcext:value-type="float">
            <text:p>153724</text:p>
          </table:table-cell>
        </table:table-row>
        <table:table-row table:style-name="ro1">
          <table:table-cell office:value-type="float" office:value="128061" calcext:value-type="float">
            <text:p>128061</text:p>
          </table:table-cell>
        </table:table-row>
        <table:table-row table:style-name="ro1">
          <table:table-cell office:value-type="float" office:value="154001" calcext:value-type="float">
            <text:p>154001</text:p>
          </table:table-cell>
        </table:table-row>
        <table:table-row table:style-name="ro1">
          <table:table-cell office:value-type="float" office:value="152818" calcext:value-type="float">
            <text:p>152818</text:p>
          </table:table-cell>
        </table:table-row>
        <table:table-row table:style-name="ro1">
          <table:table-cell office:value-type="float" office:value="165482" calcext:value-type="float">
            <text:p>165482</text:p>
          </table:table-cell>
        </table:table-row>
        <table:table-row table:style-name="ro1">
          <table:table-cell office:value-type="float" office:value="154096" calcext:value-type="float">
            <text:p>154096</text:p>
          </table:table-cell>
        </table:table-row>
        <table:table-row table:style-name="ro1">
          <table:table-cell office:value-type="float" office:value="156351" calcext:value-type="float">
            <text:p>156351</text:p>
          </table:table-cell>
        </table:table-row>
        <table:table-row table:style-name="ro1">
          <table:table-cell office:value-type="float" office:value="154992" calcext:value-type="float">
            <text:p>154992</text:p>
          </table:table-cell>
        </table:table-row>
        <table:table-row table:style-name="ro1">
          <table:table-cell office:value-type="float" office:value="162808" calcext:value-type="float">
            <text:p>162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56:20.806605219</meta:creation-date>
    <dc:date>2018-05-09T17:02:37.022731884</dc:date>
    <meta:editing-duration>PT6M17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2cm" svg:height="8.994cm" xlink:href=".." xlink:type="simple" chart:class="chart:line" chart:style-name="ch1">
        <chart:legend chart:legend-position="end" svg:x="35.783cm" svg:y="4.198cm" style:legend-expansion="high" chart:style-name="ch2"/>
        <chart:plot-area chart:style-name="ch3" table:cell-range-address="Sheet1.A1:Sheet1.A500" svg:x="0.76cm" svg:y="0.179cm" svg:width="34.263cm" svg:height="8.636cm">
          <chartooo:coordinate-region svg:x="2.122cm" svg:y="0.3cm" svg:width="32.901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218">
                <text:p>78218</text:p>
                <draw:g>
                  <svg:desc>Sheet1.A1:Sheet1.A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235">
                <text:p>85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093">
                <text:p>67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997">
                <text:p>61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910">
                <text:p>599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98">
                <text:p>578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181">
                <text:p>63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858">
                <text:p>62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007">
                <text:p>67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24">
                <text:p>67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425">
                <text:p>73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344">
                <text:p>73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826">
                <text:p>72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151">
                <text:p>801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246">
                <text:p>75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821">
                <text:p>73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738">
                <text:p>767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241">
                <text:p>72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392">
                <text:p>71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020">
                <text:p>74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451">
                <text:p>80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73">
                <text:p>900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98">
                <text:p>73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059">
                <text:p>77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113">
                <text:p>73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009">
                <text:p>74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53">
                <text:p>73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888">
                <text:p>86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711">
                <text:p>767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491">
                <text:p>70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971">
                <text:p>729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712">
                <text:p>72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796">
                <text:p>77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600">
                <text:p>726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020">
                <text:p>750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165">
                <text:p>781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687">
                <text:p>7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637">
                <text:p>71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4634">
                <text:p>746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756">
                <text:p>70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838">
                <text:p>76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033">
                <text:p>70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4888">
                <text:p>74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455">
                <text:p>70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658">
                <text:p>706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031">
                <text:p>72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948">
                <text:p>71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663">
                <text:p>74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851">
                <text:p>74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818">
                <text:p>80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82">
                <text:p>783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895">
                <text:p>748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936">
                <text:p>80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720">
                <text:p>757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336">
                <text:p>72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910">
                <text:p>709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264">
                <text:p>75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230">
                <text:p>742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418">
                <text:p>70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662">
                <text:p>72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437">
                <text:p>69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861">
                <text:p>76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452">
                <text:p>754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205">
                <text:p>712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786">
                <text:p>74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334">
                <text:p>733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506">
                <text:p>735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971">
                <text:p>759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749">
                <text:p>747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037">
                <text:p>7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101">
                <text:p>73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31">
                <text:p>730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37">
                <text:p>75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691">
                <text:p>71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110">
                <text:p>771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612">
                <text:p>72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818">
                <text:p>75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014">
                <text:p>750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078">
                <text:p>71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898">
                <text:p>728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2557">
                <text:p>72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274">
                <text:p>712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743">
                <text:p>72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213">
                <text:p>702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162">
                <text:p>88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977">
                <text:p>71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560">
                <text:p>735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782">
                <text:p>69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5336">
                <text:p>75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875">
                <text:p>69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841">
                <text:p>71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728">
                <text:p>707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546">
                <text:p>745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821">
                <text:p>738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994">
                <text:p>799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703">
                <text:p>737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6450">
                <text:p>764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409">
                <text:p>704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676">
                <text:p>716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805">
                <text:p>86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500">
                <text:p>70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138">
                <text:p>77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403">
                <text:p>72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3138">
                <text:p>103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621">
                <text:p>148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472">
                <text:p>171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732">
                <text:p>158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390">
                <text:p>1673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270">
                <text:p>1542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4421">
                <text:p>1644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886">
                <text:p>1508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9079">
                <text:p>1490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4720">
                <text:p>1547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9587">
                <text:p>159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936">
                <text:p>152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2160">
                <text:p>15216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5786">
                <text:p>1557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6661">
                <text:p>1566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1502">
                <text:p>161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5648">
                <text:p>1556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9230">
                <text:p>1592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6749">
                <text:p>1567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441">
                <text:p>1594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8819">
                <text:p>1688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8012">
                <text:p>158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8263">
                <text:p>158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3149">
                <text:p>1731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493">
                <text:p>160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566">
                <text:p>1675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345">
                <text:p>1533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0185">
                <text:p>1301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240">
                <text:p>1192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1313">
                <text:p>151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979">
                <text:p>1519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842">
                <text:p>1558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969">
                <text:p>156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2603">
                <text:p>1526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1387">
                <text:p>1313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1700">
                <text:p>121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7815">
                <text:p>147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9683">
                <text:p>1596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2914">
                <text:p>1529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867">
                <text:p>1558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670">
                <text:p>1506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4302">
                <text:p>1543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624">
                <text:p>143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862">
                <text:p>1528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187">
                <text:p>1461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086">
                <text:p>1490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4740">
                <text:p>1447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5678">
                <text:p>125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6421">
                <text:p>1264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896">
                <text:p>158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474">
                <text:p>1494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6387">
                <text:p>1463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9751">
                <text:p>1397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6877">
                <text:p>1568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769">
                <text:p>1547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431">
                <text:p>1524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577">
                <text:p>1475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4314">
                <text:p>1543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6891">
                <text:p>1468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7821">
                <text:p>1578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765">
                <text:p>1507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1671">
                <text:p>1516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4652">
                <text:p>1546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356">
                <text:p>1483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9978">
                <text:p>149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5595">
                <text:p>1455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5163">
                <text:p>1251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2226">
                <text:p>1522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797">
                <text:p>1567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1347">
                <text:p>1513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5613">
                <text:p>1556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159">
                <text:p>1501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1392">
                <text:p>1513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6547">
                <text:p>156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1374">
                <text:p>1513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0652">
                <text:p>1606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1345">
                <text:p>1513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0253">
                <text:p>1502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582">
                <text:p>1505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7971">
                <text:p>1479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1877">
                <text:p>1518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8415">
                <text:p>1584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9490">
                <text:p>14949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2500">
                <text:p>152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724">
                <text:p>1257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163">
                <text:p>1381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882">
                <text:p>1268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7473">
                <text:p>1774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1354">
                <text:p>1513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9858">
                <text:p>1498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882">
                <text:p>1528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3938">
                <text:p>1539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1426">
                <text:p>15142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8963">
                <text:p>148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5856">
                <text:p>1558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2058">
                <text:p>152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1206">
                <text:p>1512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4025">
                <text:p>1540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8538">
                <text:p>1485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4484">
                <text:p>1544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8512">
                <text:p>1285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317">
                <text:p>1253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6996">
                <text:p>1569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2273">
                <text:p>1522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8900">
                <text:p>1489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1299">
                <text:p>151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9899">
                <text:p>1598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5214">
                <text:p>1552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2074">
                <text:p>1520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900">
                <text:p>1549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8288">
                <text:p>1682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2048">
                <text:p>1720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4608">
                <text:p>1546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2688">
                <text:p>1526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5062">
                <text:p>1550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3481">
                <text:p>1534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1602">
                <text:p>1516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3557">
                <text:p>1535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7767">
                <text:p>1577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2820">
                <text:p>15282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4036">
                <text:p>154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0535">
                <text:p>1505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5267">
                <text:p>1552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9975">
                <text:p>1499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3307">
                <text:p>1533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7944">
                <text:p>1579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1754">
                <text:p>1517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014">
                <text:p>1480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942">
                <text:p>147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7940">
                <text:p>15794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9915">
                <text:p>1499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4003">
                <text:p>1540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1859">
                <text:p>1618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4458">
                <text:p>134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978">
                <text:p>1549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0687">
                <text:p>1506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5004">
                <text:p>155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943">
                <text:p>1519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7219">
                <text:p>1672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015">
                <text:p>1520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686">
                <text:p>1506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4528">
                <text:p>1545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4654">
                <text:p>1446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442">
                <text:p>1564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101">
                <text:p>1571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6627">
                <text:p>1566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6521">
                <text:p>1565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4798">
                <text:p>1547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8970">
                <text:p>14897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7988">
                <text:p>1579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7517">
                <text:p>1775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3389">
                <text:p>1533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3431">
                <text:p>1534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1516">
                <text:p>1515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1819">
                <text:p>1518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875">
                <text:p>163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2776">
                <text:p>1527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356">
                <text:p>1563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8639">
                <text:p>1486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6352">
                <text:p>1663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6393">
                <text:p>1463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1705">
                <text:p>1617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4809">
                <text:p>1548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406">
                <text:p>1524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5289">
                <text:p>1452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1988">
                <text:p>1219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9507">
                <text:p>1795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228">
                <text:p>1632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708">
                <text:p>1467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3330">
                <text:p>1533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533">
                <text:p>1495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8973">
                <text:p>1589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6522">
                <text:p>1565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7292">
                <text:p>1572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936">
                <text:p>1489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7714">
                <text:p>1577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256">
                <text:p>1462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4064">
                <text:p>134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2942">
                <text:p>1229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703">
                <text:p>1437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6913">
                <text:p>1569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2675">
                <text:p>1526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2361">
                <text:p>1623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3461">
                <text:p>1534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3885">
                <text:p>1538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9847">
                <text:p>1498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4034">
                <text:p>1540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1583">
                <text:p>1515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4039">
                <text:p>1440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4713">
                <text:p>1547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1449">
                <text:p>1514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3678">
                <text:p>1536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4359">
                <text:p>1543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0133">
                <text:p>1501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3328">
                <text:p>1433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8545">
                <text:p>1585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81">
                <text:p>1510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4675">
                <text:p>1546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755">
                <text:p>1517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8140">
                <text:p>1481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278">
                <text:p>1522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6793">
                <text:p>1467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0942">
                <text:p>1509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7821">
                <text:p>1578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0324">
                <text:p>1603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7200">
                <text:p>1472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8073">
                <text:p>1480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9656">
                <text:p>1496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3893">
                <text:p>1538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0590">
                <text:p>17059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9267">
                <text:p>1492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3099">
                <text:p>1530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8997">
                <text:p>1489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3729">
                <text:p>1537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397">
                <text:p>1533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7111">
                <text:p>157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3357">
                <text:p>1533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9428">
                <text:p>1594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2397">
                <text:p>1523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6548">
                <text:p>1565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351">
                <text:p>1553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4837">
                <text:p>1548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8880">
                <text:p>1588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6397">
                <text:p>1463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6843">
                <text:p>1568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0828">
                <text:p>1408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2849">
                <text:p>1528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3365">
                <text:p>1533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8454">
                <text:p>1484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3248">
                <text:p>1532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1381">
                <text:p>1513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242">
                <text:p>1522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6073">
                <text:p>1560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4995">
                <text:p>1549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8198">
                <text:p>1581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7351">
                <text:p>1373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935">
                <text:p>12393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0220">
                <text:p>1602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0616">
                <text:p>1606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2252">
                <text:p>1522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5739">
                <text:p>1557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5420">
                <text:p>1554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6431">
                <text:p>15643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2865">
                <text:p>1528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5600">
                <text:p>1656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2376">
                <text:p>1523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0270">
                <text:p>16027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1270">
                <text:p>1612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928">
                <text:p>1519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0875">
                <text:p>150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945">
                <text:p>1519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493">
                <text:p>1504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789">
                <text:p>1497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4504">
                <text:p>1545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7758">
                <text:p>1477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2101">
                <text:p>1321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9922">
                <text:p>1599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2938">
                <text:p>1329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7662">
                <text:p>1376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6290">
                <text:p>15629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7177">
                <text:p>1371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4554">
                <text:p>15455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2420">
                <text:p>15242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1144">
                <text:p>1511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0708">
                <text:p>1507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4447">
                <text:p>1544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205">
                <text:p>1522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4674">
                <text:p>1546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4835">
                <text:p>1548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9056">
                <text:p>1490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5798">
                <text:p>1557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200">
                <text:p>1652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8503">
                <text:p>1585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0986">
                <text:p>1609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1972">
                <text:p>1619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5864">
                <text:p>1558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4686">
                <text:p>1546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3848">
                <text:p>1538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4425">
                <text:p>1544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757">
                <text:p>1577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8156">
                <text:p>148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8579">
                <text:p>1485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2098">
                <text:p>1520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0535">
                <text:p>1505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2686">
                <text:p>1426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6168">
                <text:p>1361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9499">
                <text:p>1594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4553">
                <text:p>1545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0697">
                <text:p>1506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4625">
                <text:p>154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6100">
                <text:p>1561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6973">
                <text:p>1469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1403">
                <text:p>1514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4725">
                <text:p>1547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1504">
                <text:p>1515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0919">
                <text:p>160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4694">
                <text:p>1546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4557">
                <text:p>1545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117">
                <text:p>1651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4659">
                <text:p>1446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560">
                <text:p>1275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116">
                <text:p>1481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4369">
                <text:p>1543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673">
                <text:p>1506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774">
                <text:p>1447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296">
                <text:p>1552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6158">
                <text:p>1461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7154">
                <text:p>1471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835">
                <text:p>1528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5890">
                <text:p>1458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1763">
                <text:p>1517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0808">
                <text:p>15080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3487">
                <text:p>1534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2144">
                <text:p>1521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233">
                <text:p>1642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1403">
                <text:p>15140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7166">
                <text:p>1771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3347">
                <text:p>15334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1284">
                <text:p>15128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2121">
                <text:p>1521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050">
                <text:p>15605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8966">
                <text:p>1489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9012">
                <text:p>1490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7972">
                <text:p>1479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1793">
                <text:p>1517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4655">
                <text:p>1546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0922">
                <text:p>1609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4052">
                <text:p>1640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5900">
                <text:p>1559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8278">
                <text:p>1482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1038">
                <text:p>1510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1228">
                <text:p>161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9588">
                <text:p>1495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1159">
                <text:p>1511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8644">
                <text:p>1486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8997">
                <text:p>1489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4063">
                <text:p>1540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2525">
                <text:p>1525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3998">
                <text:p>1539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0437">
                <text:p>1504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1738">
                <text:p>1517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1335">
                <text:p>1513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1941">
                <text:p>1519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028">
                <text:p>15002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9231">
                <text:p>14923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8683">
                <text:p>1486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8468">
                <text:p>1584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0785">
                <text:p>150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5467">
                <text:p>1554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0460">
                <text:p>16046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5992">
                <text:p>145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4786">
                <text:p>1547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9870">
                <text:p>15987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9181">
                <text:p>1491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2977">
                <text:p>1529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2203">
                <text:p>1522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8982">
                <text:p>1289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1543">
                <text:p>1515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8798">
                <text:p>1487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0524">
                <text:p>1505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2255">
                <text:p>1522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2619">
                <text:p>1526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1008">
                <text:p>1610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427">
                <text:p>1504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8698">
                <text:p>1486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5773">
                <text:p>1457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9863">
                <text:p>1498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0011">
                <text:p>1500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5063">
                <text:p>1450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5320">
                <text:p>15532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1777">
                <text:p>1517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7104">
                <text:p>1471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3923">
                <text:p>1439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49637">
                <text:p>1496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868">
                <text:p>1548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8067">
                <text:p>1480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2285">
                <text:p>1522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1604">
                <text:p>1516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0616">
                <text:p>1506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347">
                <text:p>1503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265">
                <text:p>15026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1188">
                <text:p>151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3263">
                <text:p>1532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7792">
                <text:p>1477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3724">
                <text:p>1537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8061">
                <text:p>12806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4001">
                <text:p>1540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2818">
                <text:p>1528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482">
                <text:p>16548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4096">
                <text:p>1540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6351">
                <text:p>1563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4992">
                <text:p>1549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2808">
                <text:p>162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